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7.7pt"/>
    </style:style>
    <style:style style:name="co2" style:family="table-column">
      <style:table-column-properties fo:break-before="auto" style:column-width="70.75pt"/>
    </style:style>
    <style:style style:name="co3" style:family="table-column">
      <style:table-column-properties fo:break-before="auto" style:column-width="70.24pt"/>
    </style:style>
    <style:style style:name="co4" style:family="table-column">
      <style:table-column-properties fo:break-before="auto" style:column-width="69.5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4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 style:data-style-name="N1"/>
    <style:style style:name="ce2" style:family="table-cell" style:parent-style-name="Default" style:data-style-name="N1">
      <style:table-cell-properties fo:background-color="#ffff00"/>
      <style:text-properties fo:color="#800000"/>
    </style:style>
    <style:style style:name="ce3" style:family="table-cell" style:parent-style-name="Default" style:data-style-name="N1">
      <style:table-cell-properties fo:background-color="transparent"/>
      <style:text-properties style:use-window-font-color="true"/>
    </style:style>
    <style:style style:name="ce4" style:family="table-cell" style:parent-style-name="Default" style:data-style-name="N10"/>
    <style:style style:name="ce5" style:family="table-cell" style:parent-style-name="Default" style:data-style-name="N10">
      <style:table-cell-properties fo:background-color="#00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70913_Ex009-3_batch1_estimate_pcr_cycle.csv" table:style-name="ta1">
        <table:shapes>
          <draw:frame draw:z-index="0" draw:style-name="gr1" draw:text-style-name="P1" svg:width="453.51pt" svg:height="255.09pt" svg:x="150.07pt" svg:y="593.23pt">
            <loext:p draw:notify-on-update-of-ranges="'20170913_Ex009-3_batch1_estimate_pcr_cycle.csv'.A6:'20170913_Ex009-3_batch1_estimate_pcr_cycle.csv'.A6 '20170913_Ex009-3_batch1_estimate_pcr_cycle.csv'.A7:'20170913_Ex009-3_batch1_estimate_pcr_cycle.csv'.A46 '20170913_Ex009-3_batch1_estimate_pcr_cycle.csv'.B6:'20170913_Ex009-3_batch1_estimate_pcr_cycle.csv'.B6 '20170913_Ex009-3_batch1_estimate_pcr_cycle.csv'.B7:'20170913_Ex009-3_batch1_estimate_pcr_cycle.csv'.B46 '20170913_Ex009-3_batch1_estimate_pcr_cycle.csv'.A6:'20170913_Ex009-3_batch1_estimate_pcr_cycle.csv'.A6 '20170913_Ex009-3_batch1_estimate_pcr_cycle.csv'.A7:'20170913_Ex009-3_batch1_estimate_pcr_cycle.csv'.A46 '20170913_Ex009-3_batch1_estimate_pcr_cycle.csv'.C6:'20170913_Ex009-3_batch1_estimate_pcr_cycle.csv'.C6 '20170913_Ex009-3_batch1_estimate_pcr_cycle.csv'.C7:'20170913_Ex009-3_batch1_estimate_pcr_cycle.csv'.C46 '20170913_Ex009-3_batch1_estimate_pcr_cycle.csv'.A6:'20170913_Ex009-3_batch1_estimate_pcr_cycle.csv'.A6 '20170913_Ex009-3_batch1_estimate_pcr_cycle.csv'.A7:'20170913_Ex009-3_batch1_estimate_pcr_cycle.csv'.A46 '20170913_Ex009-3_batch1_estimate_pcr_cycle.csv'.D6:'20170913_Ex009-3_batch1_estimate_pcr_cycle.csv'.D6 '20170913_Ex009-3_batch1_estimate_pcr_cycle.csv'.D7:'20170913_Ex009-3_batch1_estimate_pcr_cycle.csv'.D46 '20170913_Ex009-3_batch1_estimate_pcr_cycle.csv'.A6:'20170913_Ex009-3_batch1_estimate_pcr_cycle.csv'.A6 '20170913_Ex009-3_batch1_estimate_pcr_cycle.csv'.A7:'20170913_Ex009-3_batch1_estimate_pcr_cycle.csv'.A46 '20170913_Ex009-3_batch1_estimate_pcr_cycle.csv'.E6:'20170913_Ex009-3_batch1_estimate_pcr_cycle.csv'.E6 '20170913_Ex009-3_batch1_estimate_pcr_cycle.csv'.E7:'20170913_Ex009-3_batch1_estimate_pcr_cycle.csv'.E46 '20170913_Ex009-3_batch1_estimate_pcr_cycle.csv'.A6:'20170913_Ex009-3_batch1_estimate_pcr_cycle.csv'.A6 '20170913_Ex009-3_batch1_estimate_pcr_cycle.csv'.A7:'20170913_Ex009-3_batch1_estimate_pcr_cycle.csv'.A46 '20170913_Ex009-3_batch1_estimate_pcr_cycle.csv'.F6:'20170913_Ex009-3_batch1_estimate_pcr_cycle.csv'.F6 '20170913_Ex009-3_batch1_estimate_pcr_cycle.csv'.F7:'20170913_Ex009-3_batch1_estimate_pcr_cycle.csv'.F46 '20170913_Ex009-3_batch1_estimate_pcr_cycle.csv'.A6:'20170913_Ex009-3_batch1_estimate_pcr_cycle.csv'.A6 '20170913_Ex009-3_batch1_estimate_pcr_cycle.csv'.A7:'20170913_Ex009-3_batch1_estimate_pcr_cycle.csv'.A46 '20170913_Ex009-3_batch1_estimate_pcr_cycle.csv'.G6:'20170913_Ex009-3_batch1_estimate_pcr_cycle.csv'.G6 '20170913_Ex009-3_batch1_estimate_pcr_cycle.csv'.G7:'20170913_Ex009-3_batch1_estimate_pcr_cycle.csv'.G46 '20170913_Ex009-3_batch1_estimate_pcr_cycle.csv'.A6:'20170913_Ex009-3_batch1_estimate_pcr_cycle.csv'.A6 '20170913_Ex009-3_batch1_estimate_pcr_cycle.csv'.A7:'20170913_Ex009-3_batch1_estimate_pcr_cycle.csv'.A46 '20170913_Ex009-3_batch1_estimate_pcr_cycle.csv'.H6:'20170913_Ex009-3_batch1_estimate_pcr_cycle.csv'.H6 '20170913_Ex009-3_batch1_estimate_pcr_cycle.csv'.H7:'20170913_Ex009-3_batch1_estimate_pcr_cycle.csv'.H46 '20170913_Ex009-3_batch1_estimate_pcr_cycle.csv'.A6:'20170913_Ex009-3_batch1_estimate_pcr_cycle.csv'.A6 '20170913_Ex009-3_batch1_estimate_pcr_cycle.csv'.A7:'20170913_Ex009-3_batch1_estimate_pcr_cycle.csv'.A46 '20170913_Ex009-3_batch1_estimate_pcr_cycle.csv'.I6:'20170913_Ex009-3_batch1_estimate_pcr_cycle.csv'.I6 '20170913_Ex009-3_batch1_estimate_pcr_cycle.csv'.I7:'20170913_Ex009-3_batch1_estimate_pcr_cycle.csv'.I4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5" table:default-cell-style-name="Default"/>
        <table:table-column table:style-name="co6" table:default-cell-style-name="Default"/>
        <table:table-column table:style-name="co3" table:number-columns-repeated="3" table:default-cell-style-name="ce4"/>
        <table:table-column table:style-name="co4" table:default-cell-style-name="ce4"/>
        <table:table-column table:style-name="co3" table:default-cell-style-name="ce4"/>
        <table:table-column table:style-name="co4" table:default-cell-style-name="ce4"/>
        <table:table-column table:style-name="co3" table:number-columns-repeated="2" table:default-cell-style-name="ce4"/>
        <table:table-row table:style-name="ro1">
          <table:table-cell office:value-type="string" calcext:value-type="string">
            <text:p>Block Type</text:p>
          </table:table-cell>
          <table:table-cell table:style-name="Default" office:value-type="string" calcext:value-type="string">
            <text:p>96well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8"/>
        </table:table-row>
        <table:table-row table:style-name="ro1">
          <table:table-cell office:value-type="string" calcext:value-type="string">
            <text:p>Chemistry</text:p>
          </table:table-cell>
          <table:table-cell table:style-name="Default" office:value-type="string" calcext:value-type="string">
            <text:p>SYBR_GREEN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8"/>
        </table:table-row>
        <table:table-row table:style-name="ro1">
          <table:table-cell office:value-type="string" calcext:value-type="string">
            <text:p>Experiment File Name</text:p>
          </table:table-cell>
          <table:table-cell table:style-name="Default" office:value-type="string" calcext:value-type="string">
            <text:p>C:\Documents and Settings\Administrator\Desktop\BinHe\20170913_Ex009-3_batch1_estimate_PCR_cycle.eds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8"/>
        </table:table-row>
        <table:table-row table:style-name="ro1">
          <table:table-cell office:value-type="string" calcext:value-type="string">
            <text:p>Experiment Run End Time</text:p>
          </table:table-cell>
          <table:table-cell table:style-name="Default" office:value-type="string" calcext:value-type="string">
            <text:p>2017-09-13 19:18:20 PM EDT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8"/>
        </table:table-row>
        <table:table-row table:style-name="ro1">
          <table:table-cell/>
          <table:table-cell table:style-name="Default" office:value-type="string" calcext:value-type="string">
            <text:p>�Rn</text:p>
          </table:table-cell>
          <table:table-cell table:style-name="Default" table:number-columns-repeated="7"/>
          <table:table-cell table:number-columns-repeated="2"/>
          <table:table-cell table:style-name="Default" office:value-type="string" calcext:value-type="string">
            <text:p>%</text:p>
          </table:table-cell>
          <table:table-cell table:style-name="Default" table:number-columns-repeated="7"/>
        </table:table-row>
        <table:table-row table:style-name="ro1">
          <table:table-cell office:value-type="string" calcext:value-type="string">
            <text:p>Cycle</text:p>
          </table:table-cell>
          <table:table-cell table:style-name="Default" office:value-type="string" calcext:value-type="string">
            <text:p>A1</text:p>
          </table:table-cell>
          <table:table-cell table:style-name="Default" office:value-type="string" calcext:value-type="string">
            <text:p>B1</text:p>
          </table:table-cell>
          <table:table-cell table:style-name="Default" office:value-type="string" calcext:value-type="string">
            <text:p>C1</text:p>
          </table:table-cell>
          <table:table-cell table:style-name="Default" office:value-type="string" calcext:value-type="string">
            <text:p>D1</text:p>
          </table:table-cell>
          <table:table-cell table:style-name="Default" office:value-type="string" calcext:value-type="string">
            <text:p>E1</text:p>
          </table:table-cell>
          <table:table-cell table:style-name="Default" office:value-type="string" calcext:value-type="string">
            <text:p>F1</text:p>
          </table:table-cell>
          <table:table-cell table:style-name="Default" office:value-type="string" calcext:value-type="string">
            <text:p>G1</text:p>
          </table:table-cell>
          <table:table-cell table:style-name="Default" office:value-type="string" calcext:value-type="string">
            <text:p>H1</text:p>
          </table:table-cell>
          <table:table-cell/>
          <table:table-cell office:value-type="string" calcext:value-type="string">
            <text:p>Cycle</text:p>
          </table:table-cell>
          <table:table-cell table:style-name="Default" office:value-type="string" calcext:value-type="string">
            <text:p>A1</text:p>
          </table:table-cell>
          <table:table-cell table:style-name="Default" office:value-type="string" calcext:value-type="string">
            <text:p>B1</text:p>
          </table:table-cell>
          <table:table-cell table:style-name="Default" office:value-type="string" calcext:value-type="string">
            <text:p>C1</text:p>
          </table:table-cell>
          <table:table-cell table:style-name="Default" office:value-type="string" calcext:value-type="string">
            <text:p>D1</text:p>
          </table:table-cell>
          <table:table-cell table:style-name="Default" office:value-type="string" calcext:value-type="string">
            <text:p>E1</text:p>
          </table:table-cell>
          <table:table-cell table:style-name="Default" office:value-type="string" calcext:value-type="string">
            <text:p>F1</text:p>
          </table:table-cell>
          <table:table-cell table:style-name="Default" office:value-type="string" calcext:value-type="string">
            <text:p>G1</text:p>
          </table:table-cell>
          <table:table-cell table:style-name="Default" office:value-type="string" calcext:value-type="string">
            <text:p>H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41.9243164" calcext:value-type="float">
            <text:p>-142</text:p>
          </table:table-cell>
          <table:table-cell office:value-type="float" office:value="-148.6679688" calcext:value-type="float">
            <text:p>-149</text:p>
          </table:table-cell>
          <table:table-cell office:value-type="float" office:value="-195.0400391" calcext:value-type="float">
            <text:p>-195</text:p>
          </table:table-cell>
          <table:table-cell office:value-type="float" office:value="-110.5141602" calcext:value-type="float">
            <text:p>-111</text:p>
          </table:table-cell>
          <table:table-cell office:value-type="float" office:value="-141.3862305" calcext:value-type="float">
            <text:p>-141</text:p>
          </table:table-cell>
          <table:table-cell office:value-type="float" office:value="-112.3071289" calcext:value-type="float">
            <text:p>-112</text:p>
          </table:table-cell>
          <table:table-cell office:value-type="float" office:value="-144.1352539" calcext:value-type="float">
            <text:p>-144</text:p>
          </table:table-cell>
          <table:table-cell office:value-type="float" office:value="-149.1738281" calcext:value-type="float">
            <text:p>-149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7]/[.B$20]" office:value-type="percentage" office:value="-0.0038273053496555" calcext:value-type="percentage">
            <text:p>0%</text:p>
          </table:table-cell>
          <table:table-cell table:formula="of:=[.C7]/[.C$20]" office:value-type="percentage" office:value="-0.0030383137768806" calcext:value-type="percentage">
            <text:p>0%</text:p>
          </table:table-cell>
          <table:table-cell table:formula="of:=[.D7]/[.D$22]" office:value-type="percentage" office:value="-0.00397788029253838" calcext:value-type="percentage">
            <text:p>0%</text:p>
          </table:table-cell>
          <table:table-cell table:formula="of:=[.E7]/[.E$20]" office:value-type="percentage" office:value="-0.00272980523371791" calcext:value-type="percentage">
            <text:p>0%</text:p>
          </table:table-cell>
          <table:table-cell table:formula="of:=[.F7]/[.F$19]" office:value-type="percentage" office:value="-0.00304055541255561" calcext:value-type="percentage">
            <text:p>0%</text:p>
          </table:table-cell>
          <table:table-cell table:formula="of:=[.G7]/[.G$20]" office:value-type="percentage" office:value="-0.00278823464248529" calcext:value-type="percentage">
            <text:p>0%</text:p>
          </table:table-cell>
          <table:table-cell table:formula="of:=[.H7]/[.H$20]" office:value-type="percentage" office:value="-0.00330163481710189" calcext:value-type="percentage">
            <text:p>0%</text:p>
          </table:table-cell>
          <table:table-cell table:formula="of:=[.I7]/[.I$19]" office:value-type="percentage" office:value="-0.00307894651513665" calcext:value-type="percentage">
            <text:p>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1.9243164" calcext:value-type="float">
            <text:p>142</text:p>
          </table:table-cell>
          <table:table-cell office:value-type="float" office:value="148.6679688" calcext:value-type="float">
            <text:p>149</text:p>
          </table:table-cell>
          <table:table-cell office:value-type="float" office:value="195.0400391" calcext:value-type="float">
            <text:p>195</text:p>
          </table:table-cell>
          <table:table-cell office:value-type="float" office:value="110.5141602" calcext:value-type="float">
            <text:p>111</text:p>
          </table:table-cell>
          <table:table-cell office:value-type="float" office:value="141.3862305" calcext:value-type="float">
            <text:p>141</text:p>
          </table:table-cell>
          <table:table-cell office:value-type="float" office:value="112.3071289" calcext:value-type="float">
            <text:p>112</text:p>
          </table:table-cell>
          <table:table-cell office:value-type="float" office:value="144.1352539" calcext:value-type="float">
            <text:p>144</text:p>
          </table:table-cell>
          <table:table-cell office:value-type="float" office:value="149.1738281" calcext:value-type="float">
            <text:p>149</text:p>
          </table:table-cell>
          <table:table-cell/>
          <table:table-cell office:value-type="float" office:value="2" calcext:value-type="float">
            <text:p>2</text:p>
          </table:table-cell>
          <table:table-cell table:formula="of:=[.B8]/[.B$20]" office:value-type="percentage" office:value="0.0038273053496555" calcext:value-type="percentage">
            <text:p>0%</text:p>
          </table:table-cell>
          <table:table-cell table:formula="of:=[.C8]/[.C$20]" office:value-type="percentage" office:value="0.0030383137768806" calcext:value-type="percentage">
            <text:p>0%</text:p>
          </table:table-cell>
          <table:table-cell table:formula="of:=[.D8]/[.D$22]" office:value-type="percentage" office:value="0.00397788029253838" calcext:value-type="percentage">
            <text:p>0%</text:p>
          </table:table-cell>
          <table:table-cell table:formula="of:=[.E8]/[.E$20]" office:value-type="percentage" office:value="0.00272980523371791" calcext:value-type="percentage">
            <text:p>0%</text:p>
          </table:table-cell>
          <table:table-cell table:formula="of:=[.F8]/[.F$19]" office:value-type="percentage" office:value="0.00304055541255561" calcext:value-type="percentage">
            <text:p>0%</text:p>
          </table:table-cell>
          <table:table-cell table:formula="of:=[.G8]/[.G$20]" office:value-type="percentage" office:value="0.00278823464248529" calcext:value-type="percentage">
            <text:p>0%</text:p>
          </table:table-cell>
          <table:table-cell table:formula="of:=[.H8]/[.H$20]" office:value-type="percentage" office:value="0.00330163481710189" calcext:value-type="percentage">
            <text:p>0%</text:p>
          </table:table-cell>
          <table:table-cell table:formula="of:=[.I8]/[.I$19]" office:value-type="percentage" office:value="0.00307894651513665" calcext:value-type="percentage">
            <text:p>0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2.753418" calcext:value-type="float">
            <text:p>393</text:p>
          </table:table-cell>
          <table:table-cell office:value-type="float" office:value="354.3144531" calcext:value-type="float">
            <text:p>354</text:p>
          </table:table-cell>
          <table:table-cell office:value-type="float" office:value="421.046875" calcext:value-type="float">
            <text:p>421</text:p>
          </table:table-cell>
          <table:table-cell office:value-type="float" office:value="268.7651367" calcext:value-type="float">
            <text:p>269</text:p>
          </table:table-cell>
          <table:table-cell office:value-type="float" office:value="323.8735352" calcext:value-type="float">
            <text:p>324</text:p>
          </table:table-cell>
          <table:table-cell office:value-type="float" office:value="243.9291992" calcext:value-type="float">
            <text:p>244</text:p>
          </table:table-cell>
          <table:table-cell office:value-type="float" office:value="354.059082" calcext:value-type="float">
            <text:p>354</text:p>
          </table:table-cell>
          <table:table-cell office:value-type="float" office:value="328.8681641" calcext:value-type="float">
            <text:p>329</text:p>
          </table:table-cell>
          <table:table-cell/>
          <table:table-cell office:value-type="float" office:value="3" calcext:value-type="float">
            <text:p>3</text:p>
          </table:table-cell>
          <table:table-cell table:formula="of:=[.B9]/[.B$20]" office:value-type="percentage" office:value="0.0105914708341472" calcext:value-type="percentage">
            <text:p>1%</text:p>
          </table:table-cell>
          <table:table-cell table:formula="of:=[.C9]/[.C$20]" office:value-type="percentage" office:value="0.00724109230045285" calcext:value-type="percentage">
            <text:p>1%</text:p>
          </table:table-cell>
          <table:table-cell table:formula="of:=[.D9]/[.D$22]" office:value-type="percentage" office:value="0.00858733454949031" calcext:value-type="percentage">
            <text:p>1%</text:p>
          </table:table-cell>
          <table:table-cell table:formula="of:=[.E9]/[.E$20]" office:value-type="percentage" office:value="0.00663875539095459" calcext:value-type="percentage">
            <text:p>1%</text:p>
          </table:table-cell>
          <table:table-cell table:formula="of:=[.F9]/[.F$19]" office:value-type="percentage" office:value="0.00696500236942011" calcext:value-type="percentage">
            <text:p>1%</text:p>
          </table:table-cell>
          <table:table-cell table:formula="of:=[.G9]/[.G$20]" office:value-type="percentage" office:value="0.00605599885051586" calcext:value-type="percentage">
            <text:p>1%</text:p>
          </table:table-cell>
          <table:table-cell table:formula="of:=[.H9]/[.H$20]" office:value-type="percentage" office:value="0.00811025589376877" calcext:value-type="percentage">
            <text:p>1%</text:p>
          </table:table-cell>
          <table:table-cell table:formula="of:=[.I9]/[.I$19]" office:value-type="percentage" office:value="0.00678783604799832" calcext:value-type="percentage">
            <text:p>1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9.0229492" calcext:value-type="float">
            <text:p>499</text:p>
          </table:table-cell>
          <table:table-cell office:value-type="float" office:value="519.2490234" calcext:value-type="float">
            <text:p>519</text:p>
          </table:table-cell>
          <table:table-cell office:value-type="float" office:value="575.5185547" calcext:value-type="float">
            <text:p>576</text:p>
          </table:table-cell>
          <table:table-cell office:value-type="float" office:value="408.9672852" calcext:value-type="float">
            <text:p>409</text:p>
          </table:table-cell>
          <table:table-cell office:value-type="float" office:value="602.1381836" calcext:value-type="float">
            <text:p>602</text:p>
          </table:table-cell>
          <table:table-cell office:value-type="float" office:value="418.9194336" calcext:value-type="float">
            <text:p>419</text:p>
          </table:table-cell>
          <table:table-cell office:value-type="float" office:value="424.402832" calcext:value-type="float">
            <text:p>424</text:p>
          </table:table-cell>
          <table:table-cell office:value-type="float" office:value="641.9511719" calcext:value-type="float">
            <text:p>642</text:p>
          </table:table-cell>
          <table:table-cell/>
          <table:table-cell office:value-type="float" office:value="4" calcext:value-type="float">
            <text:p>4</text:p>
          </table:table-cell>
          <table:table-cell table:formula="of:=[.B10]/[.B$20]" office:value-type="percentage" office:value="0.0134572654744457" calcext:value-type="percentage">
            <text:p>1%</text:p>
          </table:table-cell>
          <table:table-cell table:formula="of:=[.C10]/[.C$20]" office:value-type="percentage" office:value="0.0106118451349153" calcext:value-type="percentage">
            <text:p>1%</text:p>
          </table:table-cell>
          <table:table-cell table:formula="of:=[.D10]/[.D$22]" office:value-type="percentage" office:value="0.01173781510348" calcext:value-type="percentage">
            <text:p>1%</text:p>
          </table:table-cell>
          <table:table-cell table:formula="of:=[.E10]/[.E$20]" office:value-type="percentage" office:value="0.0101018822704528" calcext:value-type="percentage">
            <text:p>1%</text:p>
          </table:table-cell>
          <table:table-cell table:formula="of:=[.F10]/[.F$19]" office:value-type="percentage" office:value="0.0129491712649584" calcext:value-type="percentage">
            <text:p>1%</text:p>
          </table:table-cell>
          <table:table-cell table:formula="of:=[.G10]/[.G$20]" office:value-type="percentage" office:value="0.0104004588899595" calcext:value-type="percentage">
            <text:p>1%</text:p>
          </table:table-cell>
          <table:table-cell table:formula="of:=[.H10]/[.H$20]" office:value-type="percentage" office:value="0.00972158530750571" calcext:value-type="percentage">
            <text:p>1%</text:p>
          </table:table-cell>
          <table:table-cell table:formula="of:=[.I10]/[.I$19]" office:value-type="percentage" office:value="0.0132498666071934" calcext:value-type="percentage">
            <text:p>1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32.4106445" calcext:value-type="float">
            <text:p>732</text:p>
          </table:table-cell>
          <table:table-cell office:value-type="float" office:value="713.3818359" calcext:value-type="float">
            <text:p>713</text:p>
          </table:table-cell>
          <table:table-cell office:value-type="float" office:value="749.0224609" calcext:value-type="float">
            <text:p>749</text:p>
          </table:table-cell>
          <table:table-cell office:value-type="float" office:value="579.168457" calcext:value-type="float">
            <text:p>579</text:p>
          </table:table-cell>
          <table:table-cell office:value-type="float" office:value="884.4506836" calcext:value-type="float">
            <text:p>884</text:p>
          </table:table-cell>
          <table:table-cell office:value-type="float" office:value="584.1772461" calcext:value-type="float">
            <text:p>584</text:p>
          </table:table-cell>
          <table:table-cell office:value-type="float" office:value="644.0151367" calcext:value-type="float">
            <text:p>644</text:p>
          </table:table-cell>
          <table:table-cell office:value-type="float" office:value="960.1152344" calcext:value-type="float">
            <text:p>96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B11]/[.B$20]" office:value-type="percentage" office:value="0.0197510845846814" calcext:value-type="percentage">
            <text:p>2%</text:p>
          </table:table-cell>
          <table:table-cell table:formula="of:=[.C11]/[.C$20]" office:value-type="percentage" office:value="0.0145793197935408" calcext:value-type="percentage">
            <text:p>1%</text:p>
          </table:table-cell>
          <table:table-cell table:formula="of:=[.D11]/[.D$22]" office:value-type="percentage" office:value="0.0152764616928479" calcext:value-type="percentage">
            <text:p>2%</text:p>
          </table:table-cell>
          <table:table-cell table:formula="of:=[.E11]/[.E$20]" office:value-type="percentage" office:value="0.014306013657089" calcext:value-type="percentage">
            <text:p>1%</text:p>
          </table:table-cell>
          <table:table-cell table:formula="of:=[.F11]/[.F$19]" office:value-type="percentage" office:value="0.0190203904839127" calcext:value-type="percentage">
            <text:p>2%</text:p>
          </table:table-cell>
          <table:table-cell table:formula="of:=[.G11]/[.G$20]" office:value-type="percentage" office:value="0.0145032933428296" calcext:value-type="percentage">
            <text:p>1%</text:p>
          </table:table-cell>
          <table:table-cell table:formula="of:=[.H11]/[.H$20]" office:value-type="percentage" office:value="0.0147521355153304" calcext:value-type="percentage">
            <text:p>1%</text:p>
          </table:table-cell>
          <table:table-cell table:formula="of:=[.I11]/[.I$19]" office:value-type="percentage" office:value="0.0198167700912241" calcext:value-type="percentage">
            <text:p>2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72.4956055" calcext:value-type="float">
            <text:p>972</text:p>
          </table:table-cell>
          <table:table-cell office:value-type="float" office:value="1043.185547" calcext:value-type="float">
            <text:p>1043</text:p>
          </table:table-cell>
          <table:table-cell office:value-type="float" office:value="935.8203125" calcext:value-type="float">
            <text:p>936</text:p>
          </table:table-cell>
          <table:table-cell office:value-type="float" office:value="834.5239258" calcext:value-type="float">
            <text:p>835</text:p>
          </table:table-cell>
          <table:table-cell office:value-type="float" office:value="1342.398926" calcext:value-type="float">
            <text:p>1342</text:p>
          </table:table-cell>
          <table:table-cell office:value-type="float" office:value="801.8579102" calcext:value-type="float">
            <text:p>802</text:p>
          </table:table-cell>
          <table:table-cell office:value-type="float" office:value="949.1274414" calcext:value-type="float">
            <text:p>949</text:p>
          </table:table-cell>
          <table:table-cell office:value-type="float" office:value="1575.644531" calcext:value-type="float">
            <text:p>1576</text:p>
          </table:table-cell>
          <table:table-cell/>
          <table:table-cell office:value-type="float" office:value="6" calcext:value-type="float">
            <text:p>6</text:p>
          </table:table-cell>
          <table:table-cell table:formula="of:=[.B12]/[.B$20]" office:value-type="percentage" office:value="0.0262255103836922" calcext:value-type="percentage">
            <text:p>3%</text:p>
          </table:table-cell>
          <table:table-cell table:formula="of:=[.C12]/[.C$20]" office:value-type="percentage" office:value="0.0213194882857162" calcext:value-type="percentage">
            <text:p>2%</text:p>
          </table:table-cell>
          <table:table-cell table:formula="of:=[.D12]/[.D$22]" office:value-type="percentage" office:value="0.0190862409361097" calcext:value-type="percentage">
            <text:p>2%</text:p>
          </table:table-cell>
          <table:table-cell table:formula="of:=[.E12]/[.E$20]" office:value-type="percentage" office:value="0.0206135374524762" calcext:value-type="percentage">
            <text:p>2%</text:p>
          </table:table-cell>
          <table:table-cell table:formula="of:=[.F12]/[.F$19]" office:value-type="percentage" office:value="0.0288687116547614" calcext:value-type="percentage">
            <text:p>3%</text:p>
          </table:table-cell>
          <table:table-cell table:formula="of:=[.G12]/[.G$20]" office:value-type="percentage" office:value="0.0199076231889185" calcext:value-type="percentage">
            <text:p>2%</text:p>
          </table:table-cell>
          <table:table-cell table:formula="of:=[.H12]/[.H$20]" office:value-type="percentage" office:value="0.0217411918430948" calcext:value-type="percentage">
            <text:p>2%</text:p>
          </table:table-cell>
          <table:table-cell table:formula="of:=[.I12]/[.I$19]" office:value-type="percentage" office:value="0.0325212894219249" calcext:value-type="percentage">
            <text:p>3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98.628418" calcext:value-type="float">
            <text:p>1399</text:p>
          </table:table-cell>
          <table:table-cell office:value-type="float" office:value="1526.023438" calcext:value-type="float">
            <text:p>1526</text:p>
          </table:table-cell>
          <table:table-cell office:value-type="float" office:value="1108.884766" calcext:value-type="float">
            <text:p>1109</text:p>
          </table:table-cell>
          <table:table-cell office:value-type="float" office:value="1314.987793" calcext:value-type="float">
            <text:p>1315</text:p>
          </table:table-cell>
          <table:table-cell office:value-type="float" office:value="2178.374512" calcext:value-type="float">
            <text:p>2178</text:p>
          </table:table-cell>
          <table:table-cell office:value-type="float" office:value="1144.900879" calcext:value-type="float">
            <text:p>1145</text:p>
          </table:table-cell>
          <table:table-cell office:value-type="float" office:value="1333.381348" calcext:value-type="float">
            <text:p>1333</text:p>
          </table:table-cell>
          <table:table-cell office:value-type="float" office:value="2630.042969" calcext:value-type="float">
            <text:p>263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B13]/[.B$20]" office:value-type="percentage" office:value="0.0377171309481932" calcext:value-type="percentage">
            <text:p>4%</text:p>
          </table:table-cell>
          <table:table-cell table:formula="of:=[.C13]/[.C$20]" office:value-type="percentage" office:value="0.0311872024144995" calcext:value-type="percentage">
            <text:p>3%</text:p>
          </table:table-cell>
          <table:table-cell table:formula="of:=[.D13]/[.D$22]" office:value-type="percentage" office:value="0.0226159248004757" calcext:value-type="percentage">
            <text:p>2%</text:p>
          </table:table-cell>
          <table:table-cell table:formula="of:=[.E13]/[.E$20]" office:value-type="percentage" office:value="0.0324814535360018" calcext:value-type="percentage">
            <text:p>3%</text:p>
          </table:table-cell>
          <table:table-cell table:formula="of:=[.F13]/[.F$19]" office:value-type="percentage" office:value="0.046846629898905" calcext:value-type="percentage">
            <text:p>5%</text:p>
          </table:table-cell>
          <table:table-cell table:formula="of:=[.G13]/[.G$20]" office:value-type="percentage" office:value="0.0284243068477166" calcext:value-type="percentage">
            <text:p>3%</text:p>
          </table:table-cell>
          <table:table-cell table:formula="of:=[.H13]/[.H$20]" office:value-type="percentage" office:value="0.0305431056172098" calcext:value-type="percentage">
            <text:p>3%</text:p>
          </table:table-cell>
          <table:table-cell table:formula="of:=[.I13]/[.I$19]" office:value-type="percentage" office:value="0.0542840640157991" calcext:value-type="percentage">
            <text:p>5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73.247559" calcext:value-type="float">
            <text:p>2173</text:p>
          </table:table-cell>
          <table:table-cell office:value-type="float" office:value="2516.525391" calcext:value-type="float">
            <text:p>2517</text:p>
          </table:table-cell>
          <table:table-cell office:value-type="float" office:value="1586.287109" calcext:value-type="float">
            <text:p>1586</text:p>
          </table:table-cell>
          <table:table-cell office:value-type="float" office:value="2149.368652" calcext:value-type="float">
            <text:p>2149</text:p>
          </table:table-cell>
          <table:table-cell office:value-type="float" office:value="3804.478027" calcext:value-type="float">
            <text:p>3804</text:p>
          </table:table-cell>
          <table:table-cell office:value-type="float" office:value="1842.424316" calcext:value-type="float">
            <text:p>1842</text:p>
          </table:table-cell>
          <table:table-cell office:value-type="float" office:value="2163.422363" calcext:value-type="float">
            <text:p>2163</text:p>
          </table:table-cell>
          <table:table-cell office:value-type="float" office:value="4651.098633" calcext:value-type="float">
            <text:p>4651</text:p>
          </table:table-cell>
          <table:table-cell/>
          <table:table-cell office:value-type="float" office:value="8" calcext:value-type="float">
            <text:p>8</text:p>
          </table:table-cell>
          <table:table-cell table:formula="of:=[.B14]/[.B$20]" office:value-type="percentage" office:value="0.0586064616668216" calcext:value-type="percentage">
            <text:p>6%</text:p>
          </table:table-cell>
          <table:table-cell table:formula="of:=[.C14]/[.C$20]" office:value-type="percentage" office:value="0.0514300008741704" calcext:value-type="percentage">
            <text:p>5%</text:p>
          </table:table-cell>
          <table:table-cell table:formula="of:=[.D14]/[.D$22]" office:value-type="percentage" office:value="0.0323526403005053" calcext:value-type="percentage">
            <text:p>3%</text:p>
          </table:table-cell>
          <table:table-cell table:formula="of:=[.E14]/[.E$20]" office:value-type="percentage" office:value="0.0530914571019724" calcext:value-type="percentage">
            <text:p>5%</text:p>
          </table:table-cell>
          <table:table-cell table:formula="of:=[.F14]/[.F$19]" office:value-type="percentage" office:value="0.0818164980849654" calcext:value-type="percentage">
            <text:p>8%</text:p>
          </table:table-cell>
          <table:table-cell table:formula="of:=[.G14]/[.G$20]" office:value-type="percentage" office:value="0.045741631491645" calcext:value-type="percentage">
            <text:p>5%</text:p>
          </table:table-cell>
          <table:table-cell table:formula="of:=[.H14]/[.H$20]" office:value-type="percentage" office:value="0.0495564437187122" calcext:value-type="percentage">
            <text:p>5%</text:p>
          </table:table-cell>
          <table:table-cell table:formula="of:=[.I14]/[.I$19]" office:value-type="percentage" office:value="0.0959986353506484" calcext:value-type="percentage">
            <text:p>10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88.04834" calcext:value-type="float">
            <text:p>3588</text:p>
          </table:table-cell>
          <table:table-cell office:value-type="float" office:value="4164.301758" calcext:value-type="float">
            <text:p>4164</text:p>
          </table:table-cell>
          <table:table-cell office:value-type="float" office:value="2102.117188" calcext:value-type="float">
            <text:p>2102</text:p>
          </table:table-cell>
          <table:table-cell office:value-type="float" office:value="3563.116699" calcext:value-type="float">
            <text:p>3563</text:p>
          </table:table-cell>
          <table:table-cell office:value-type="float" office:value="6639.094238" calcext:value-type="float">
            <text:p>6639</text:p>
          </table:table-cell>
          <table:table-cell office:value-type="float" office:value="3087.553223" calcext:value-type="float">
            <text:p>3088</text:p>
          </table:table-cell>
          <table:table-cell office:value-type="float" office:value="3679.217285" calcext:value-type="float">
            <text:p>3679</text:p>
          </table:table-cell>
          <table:table-cell office:value-type="float" office:value="8020.388672" calcext:value-type="float">
            <text:p>8020</text:p>
          </table:table-cell>
          <table:table-cell/>
          <table:table-cell office:value-type="float" office:value="9" calcext:value-type="float">
            <text:p>9</text:p>
          </table:table-cell>
          <table:table-cell table:formula="of:=[.B15]/[.B$20]" office:value-type="percentage" office:value="0.0967597164097" calcext:value-type="percentage">
            <text:p>10%</text:p>
          </table:table-cell>
          <table:table-cell table:formula="of:=[.C15]/[.C$20]" office:value-type="percentage" office:value="0.0851054568414841" calcext:value-type="percentage">
            <text:p>9%</text:p>
          </table:table-cell>
          <table:table-cell table:formula="of:=[.D15]/[.D$22]" office:value-type="percentage" office:value="0.0428730971001503" calcext:value-type="percentage">
            <text:p>4%</text:p>
          </table:table-cell>
          <table:table-cell table:formula="of:=[.E15]/[.E$20]" office:value-type="percentage" office:value="0.0880123831704046" calcext:value-type="percentage">
            <text:p>9%</text:p>
          </table:table-cell>
          <table:table-cell table:formula="of:=[.F15]/[.F$19]" office:value-type="percentage" office:value="0.1427758123859" calcext:value-type="percentage">
            <text:p>14%</text:p>
          </table:table-cell>
          <table:table-cell table:formula="of:=[.G15]/[.G$20]" office:value-type="percentage" office:value="0.0766542866976072" calcext:value-type="percentage">
            <text:p>8%</text:p>
          </table:table-cell>
          <table:table-cell table:formula="of:=[.H15]/[.H$20]" office:value-type="percentage" office:value="0.0842780066580165" calcext:value-type="percentage">
            <text:p>8%</text:p>
          </table:table-cell>
          <table:table-cell table:formula="of:=[.I15]/[.I$19]" office:value-type="percentage" office:value="0.16554075246458" calcext:value-type="percentage">
            <text:p>17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42.186035" calcext:value-type="float">
            <text:p>6142</text:p>
          </table:table-cell>
          <table:table-cell office:value-type="float" office:value="7370.908203" calcext:value-type="float">
            <text:p>7371</text:p>
          </table:table-cell>
          <table:table-cell office:value-type="float" office:value="3285.660156" calcext:value-type="float">
            <text:p>3286</text:p>
          </table:table-cell>
          <table:table-cell office:value-type="float" office:value="6287.431152" calcext:value-type="float">
            <text:p>6287</text:p>
          </table:table-cell>
          <table:table-cell office:value-type="float" office:value="11728.85156" calcext:value-type="float">
            <text:p>11729</text:p>
          </table:table-cell>
          <table:table-cell office:value-type="float" office:value="5301.189941" calcext:value-type="float">
            <text:p>5301</text:p>
          </table:table-cell>
          <table:table-cell office:value-type="float" office:value="6392.187988" calcext:value-type="float">
            <text:p>6392</text:p>
          </table:table-cell>
          <table:table-cell office:value-type="float" office:value="14134.25195" calcext:value-type="float">
            <text:p>14134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B16]/[.B$20]" office:value-type="percentage" office:value="0.16563772908428" calcext:value-type="percentage">
            <text:p>17%</text:p>
          </table:table-cell>
          <table:table-cell table:formula="of:=[.C16]/[.C$20]" office:value-type="percentage" office:value="0.150638581545597" calcext:value-type="percentage">
            <text:p>15%</text:p>
          </table:table-cell>
          <table:table-cell table:formula="of:=[.D16]/[.D$22]" office:value-type="percentage" office:value="0.0670116907422779" calcext:value-type="percentage">
            <text:p>7%</text:p>
          </table:table-cell>
          <table:table-cell table:formula="of:=[.E16]/[.E$20]" office:value-type="percentage" office:value="0.155305550296084" calcext:value-type="percentage">
            <text:p>16%</text:p>
          </table:table-cell>
          <table:table-cell table:formula="of:=[.F16]/[.F$19]" office:value-type="percentage" office:value="0.252232646472736" calcext:value-type="percentage">
            <text:p>25%</text:p>
          </table:table-cell>
          <table:table-cell table:formula="of:=[.G16]/[.G$20]" office:value-type="percentage" office:value="0.13161196074251" calcext:value-type="percentage">
            <text:p>13%</text:p>
          </table:table-cell>
          <table:table-cell table:formula="of:=[.H16]/[.H$20]" office:value-type="percentage" office:value="0.146422681804713" calcext:value-type="percentage">
            <text:p>15%</text:p>
          </table:table-cell>
          <table:table-cell table:formula="of:=[.I16]/[.I$19]" office:value-type="percentage" office:value="0.291730837371438" calcext:value-type="percentage">
            <text:p>29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630.41602" calcext:value-type="float">
            <text:p>10630</text:p>
          </table:table-cell>
          <table:table-cell office:value-type="float" office:value="12868.09766" calcext:value-type="float">
            <text:p>12868</text:p>
          </table:table-cell>
          <table:table-cell office:value-type="float" office:value="5261.056641" calcext:value-type="float">
            <text:p>5261</text:p>
          </table:table-cell>
          <table:table-cell office:value-type="float" office:value="11031.2832" calcext:value-type="float">
            <text:p>11031</text:p>
          </table:table-cell>
          <table:table-cell office:value-type="float" office:value="20181.56641" calcext:value-type="float">
            <text:p>20182</text:p>
          </table:table-cell>
          <table:table-cell office:value-type="float" office:value="9335.761719" calcext:value-type="float">
            <text:p>9336</text:p>
          </table:table-cell>
          <table:table-cell office:value-type="float" office:value="11262.95313" calcext:value-type="float">
            <text:p>11263</text:p>
          </table:table-cell>
          <table:table-cell office:value-type="float" office:value="23836.31445" calcext:value-type="float">
            <text:p>2383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B17]/[.B$20]" office:value-type="percentage" office:value="0.28667284884248" calcext:value-type="percentage">
            <text:p>29%</text:p>
          </table:table-cell>
          <table:table-cell table:formula="of:=[.C17]/[.C$20]" office:value-type="percentage" office:value="0.262984143243524" calcext:value-type="percentage">
            <text:p>26%</text:p>
          </table:table-cell>
          <table:table-cell table:formula="of:=[.D17]/[.D$22]" office:value-type="percentage" office:value="0.107300293963908" calcext:value-type="percentage">
            <text:p>11%</text:p>
          </table:table-cell>
          <table:table-cell table:formula="of:=[.E17]/[.E$20]" office:value-type="percentage" office:value="0.272483223502651" calcext:value-type="percentage">
            <text:p>27%</text:p>
          </table:table-cell>
          <table:table-cell table:style-name="ce5" table:formula="of:=[.F17]/[.F$19]" office:value-type="percentage" office:value="0.434010941268965" calcext:value-type="percentage">
            <text:p>43%</text:p>
          </table:table-cell>
          <table:table-cell table:formula="of:=[.G17]/[.G$20]" office:value-type="percentage" office:value="0.231777755284632" calcext:value-type="percentage">
            <text:p>23%</text:p>
          </table:table-cell>
          <table:table-cell table:formula="of:=[.H17]/[.H$20]" office:value-type="percentage" office:value="0.257994884604666" calcext:value-type="percentage">
            <text:p>26%</text:p>
          </table:table-cell>
          <table:table-cell table:style-name="ce5" table:formula="of:=[.I17]/[.I$19]" office:value-type="percentage" office:value="0.491981323026254" calcext:value-type="percentage">
            <text:p>49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729.89063" calcext:value-type="float">
            <text:p>17730</text:p>
          </table:table-cell>
          <table:table-cell office:value-type="float" office:value="22029.93164" calcext:value-type="float">
            <text:p>22030</text:p>
          </table:table-cell>
          <table:table-cell office:value-type="float" office:value="9018.339844" calcext:value-type="float">
            <text:p>9018</text:p>
          </table:table-cell>
          <table:table-cell office:value-type="float" office:value="18788.70313" calcext:value-type="float">
            <text:p>18789</text:p>
          </table:table-cell>
          <table:table-cell office:value-type="float" office:value="32490.96875" calcext:value-type="float">
            <text:p>32491</text:p>
          </table:table-cell>
          <table:table-cell office:value-type="float" office:value="16440.07227" calcext:value-type="float">
            <text:p>16440</text:p>
          </table:table-cell>
          <table:table-cell office:value-type="float" office:value="19480.30469" calcext:value-type="float">
            <text:p>19480</text:p>
          </table:table-cell>
          <table:table-cell office:value-type="float" office:value="36009.65625" calcext:value-type="float">
            <text:p>36010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5" table:formula="of:=[.B18]/[.B$20]" office:value-type="percentage" office:value="0.478125996857054" calcext:value-type="percentage">
            <text:p>48%</text:p>
          </table:table-cell>
          <table:table-cell table:style-name="ce5" table:formula="of:=[.C18]/[.C$20]" office:value-type="percentage" office:value="0.450223712248296" calcext:value-type="percentage">
            <text:p>45%</text:p>
          </table:table-cell>
          <table:table-cell table:formula="of:=[.D18]/[.D$22]" office:value-type="percentage" office:value="0.183930830317708" calcext:value-type="percentage">
            <text:p>18%</text:p>
          </table:table-cell>
          <table:table-cell table:style-name="ce5" table:formula="of:=[.E18]/[.E$20]" office:value-type="percentage" office:value="0.464098899600072" calcext:value-type="percentage">
            <text:p>46%</text:p>
          </table:table-cell>
          <table:table-cell table:formula="of:=[.F18]/[.F$19]" office:value-type="percentage" office:value="0.698728515093891" calcext:value-type="percentage">
            <text:p>70%</text:p>
          </table:table-cell>
          <table:table-cell table:style-name="ce5" table:formula="of:=[.G18]/[.G$20]" office:value-type="percentage" office:value="0.408155559465788" calcext:value-type="percentage">
            <text:p>41%</text:p>
          </table:table-cell>
          <table:table-cell table:style-name="ce5" table:formula="of:=[.H18]/[.H$20]" office:value-type="percentage" office:value="0.446225683668479" calcext:value-type="percentage">
            <text:p>45%</text:p>
          </table:table-cell>
          <table:table-cell table:formula="of:=[.I18]/[.I$19]" office:value-type="percentage" office:value="0.743238991948926" calcext:value-type="percentage">
            <text:p>74%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483.34766" calcext:value-type="float">
            <text:p>27483</text:p>
          </table:table-cell>
          <table:table-cell office:value-type="float" office:value="35298.43359" calcext:value-type="float">
            <text:p>35298</text:p>
          </table:table-cell>
          <table:table-cell table:style-name="ce3" office:value-type="float" office:value="15585.05078" calcext:value-type="float">
            <text:p>15585</text:p>
          </table:table-cell>
          <table:table-cell office:value-type="float" office:value="29529.95703" calcext:value-type="float">
            <text:p>29530</text:p>
          </table:table-cell>
          <table:table-cell table:style-name="ce2" office:value-type="float" office:value="46500.13281" calcext:value-type="float">
            <text:p>46500</text:p>
          </table:table-cell>
          <table:table-cell office:value-type="float" office:value="27431.91992" calcext:value-type="float">
            <text:p>27432</text:p>
          </table:table-cell>
          <table:table-cell office:value-type="float" office:value="31202.01953" calcext:value-type="float">
            <text:p>31202</text:p>
          </table:table-cell>
          <table:table-cell table:style-name="ce2" office:value-type="float" office:value="48449.63281" calcext:value-type="float">
            <text:p>48450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B19]/[.B$20]" office:value-type="percentage" office:value="0.741149692975093" calcext:value-type="percentage">
            <text:p>74%</text:p>
          </table:table-cell>
          <table:table-cell table:formula="of:=[.C19]/[.C$20]" office:value-type="percentage" office:value="0.721390881603287" calcext:value-type="percentage">
            <text:p>72%</text:p>
          </table:table-cell>
          <table:table-cell table:formula="of:=[.D19]/[.D$22]" office:value-type="percentage" office:value="0.317860202664264" calcext:value-type="percentage">
            <text:p>32%</text:p>
          </table:table-cell>
          <table:table-cell table:formula="of:=[.E19]/[.E$20]" office:value-type="percentage" office:value="0.729418122583344" calcext:value-type="percentage">
            <text:p>73%</text:p>
          </table:table-cell>
          <table:table-cell table:formula="of:=[.F19]/[.F$19]" office:value-type="percentage" office:value="1" calcext:value-type="percentage">
            <text:p>100%</text:p>
          </table:table-cell>
          <table:table-cell table:formula="of:=[.G19]/[.G$20]" office:value-type="percentage" office:value="0.681048747127453" calcext:value-type="percentage">
            <text:p>68%</text:p>
          </table:table-cell>
          <table:table-cell table:formula="of:=[.H19]/[.H$20]" office:value-type="percentage" office:value="0.714729195368221" calcext:value-type="percentage">
            <text:p>71%</text:p>
          </table:table-cell>
          <table:table-cell table:formula="of:=[.I19]/[.I$19]" office:value-type="percentage" office:value="1" calcext:value-type="percentage">
            <text:p>100%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float" office:value="37082.04688" calcext:value-type="float">
            <text:p>37082</text:p>
          </table:table-cell>
          <table:table-cell table:style-name="ce2" office:value-type="float" office:value="48931.07813" calcext:value-type="float">
            <text:p>48931</text:p>
          </table:table-cell>
          <table:table-cell office:value-type="float" office:value="25549.95703" calcext:value-type="float">
            <text:p>25550</text:p>
          </table:table-cell>
          <table:table-cell table:style-name="ce2" office:value-type="float" office:value="40484.26563" calcext:value-type="float">
            <text:p>40484</text:p>
          </table:table-cell>
          <table:table-cell office:value-type="float" office:value="58127.79688" calcext:value-type="float">
            <text:p>58128</text:p>
          </table:table-cell>
          <table:table-cell table:style-name="ce2" office:value-type="float" office:value="40278.9375" calcext:value-type="float">
            <text:p>40279</text:p>
          </table:table-cell>
          <table:table-cell table:style-name="ce2" office:value-type="float" office:value="43655.72266" calcext:value-type="float">
            <text:p>43656</text:p>
          </table:table-cell>
          <table:table-cell office:value-type="float" office:value="58016.25" calcext:value-type="float">
            <text:p>58016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B20]/[.B$20]" office:value-type="percentage" office:value="1" calcext:value-type="percentage">
            <text:p>100%</text:p>
          </table:table-cell>
          <table:table-cell table:formula="of:=[.C20]/[.C$20]" office:value-type="percentage" office:value="1" calcext:value-type="percentage">
            <text:p>100%</text:p>
          </table:table-cell>
          <table:table-cell table:style-name="ce5" table:formula="of:=[.D20]/[.D$22]" office:value-type="percentage" office:value="0.521096442626992" calcext:value-type="percentage">
            <text:p>52%</text:p>
          </table:table-cell>
          <table:table-cell table:formula="of:=[.E20]/[.E$20]" office:value-type="percentage" office:value="1" calcext:value-type="percentage">
            <text:p>100%</text:p>
          </table:table-cell>
          <table:table-cell table:formula="of:=[.F20]/[.F$19]" office:value-type="percentage" office:value="1.25005657763411" calcext:value-type="percentage">
            <text:p>125%</text:p>
          </table:table-cell>
          <table:table-cell table:formula="of:=[.G20]/[.G$20]" office:value-type="percentage" office:value="1" calcext:value-type="percentage">
            <text:p>100%</text:p>
          </table:table-cell>
          <table:table-cell table:formula="of:=[.H20]/[.H$20]" office:value-type="percentage" office:value="1" calcext:value-type="percentage">
            <text:p>100%</text:p>
          </table:table-cell>
          <table:table-cell table:formula="of:=[.I20]/[.I$19]" office:value-type="percentage" office:value="1.19745489563391" calcext:value-type="percentage">
            <text:p>120%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5483.00781" calcext:value-type="float">
            <text:p>45483</text:p>
          </table:table-cell>
          <table:table-cell office:value-type="float" office:value="61159.75781" calcext:value-type="float">
            <text:p>61160</text:p>
          </table:table-cell>
          <table:table-cell office:value-type="float" office:value="37697.58594" calcext:value-type="float">
            <text:p>37698</text:p>
          </table:table-cell>
          <table:table-cell office:value-type="float" office:value="49863.56641" calcext:value-type="float">
            <text:p>49864</text:p>
          </table:table-cell>
          <table:table-cell office:value-type="float" office:value="67471.28125" calcext:value-type="float">
            <text:p>67471</text:p>
          </table:table-cell>
          <table:table-cell office:value-type="float" office:value="52112.66016" calcext:value-type="float">
            <text:p>52113</text:p>
          </table:table-cell>
          <table:table-cell office:value-type="float" office:value="54095.46094" calcext:value-type="float">
            <text:p>54095</text:p>
          </table:table-cell>
          <table:table-cell office:value-type="float" office:value="65897.92188" calcext:value-type="float">
            <text:p>65898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B21]/[.B$20]" office:value-type="percentage" office:value="1.22655062589145" calcext:value-type="percentage">
            <text:p>123%</text:p>
          </table:table-cell>
          <table:table-cell table:formula="of:=[.C21]/[.C$20]" office:value-type="percentage" office:value="1.24991641605588" calcext:value-type="percentage">
            <text:p>125%</text:p>
          </table:table-cell>
          <table:table-cell table:formula="of:=[.D21]/[.D$22]" office:value-type="percentage" office:value="0.768849744283085" calcext:value-type="percentage">
            <text:p>77%</text:p>
          </table:table-cell>
          <table:table-cell table:formula="of:=[.E21]/[.E$20]" office:value-type="percentage" office:value="1.23167768104579" calcext:value-type="percentage">
            <text:p>123%</text:p>
          </table:table-cell>
          <table:table-cell table:formula="of:=[.F21]/[.F$19]" office:value-type="percentage" office:value="1.45099115148097" calcext:value-type="percentage">
            <text:p>145%</text:p>
          </table:table-cell>
          <table:table-cell table:formula="of:=[.G21]/[.G$20]" office:value-type="percentage" office:value="1.29379431023969" calcext:value-type="percentage">
            <text:p>129%</text:p>
          </table:table-cell>
          <table:table-cell table:formula="of:=[.H21]/[.H$20]" office:value-type="percentage" office:value="1.23913791008127" calcext:value-type="percentage">
            <text:p>124%</text:p>
          </table:table-cell>
          <table:table-cell table:formula="of:=[.I21]/[.I$19]" office:value-type="percentage" office:value="1.36013253471755" calcext:value-type="percentage">
            <text:p>136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2337.08984" calcext:value-type="float">
            <text:p>52337</text:p>
          </table:table-cell>
          <table:table-cell office:value-type="float" office:value="70718.22656" calcext:value-type="float">
            <text:p>70718</text:p>
          </table:table-cell>
          <table:table-cell table:style-name="ce2" office:value-type="float" office:value="49031.14844" calcext:value-type="float">
            <text:p>49031</text:p>
          </table:table-cell>
          <table:table-cell office:value-type="float" office:value="57625.61719" calcext:value-type="float">
            <text:p>57626</text:p>
          </table:table-cell>
          <table:table-cell office:value-type="float" office:value="75772.17969" calcext:value-type="float">
            <text:p>75772</text:p>
          </table:table-cell>
          <table:table-cell office:value-type="float" office:value="61698.84375" calcext:value-type="float">
            <text:p>61699</text:p>
          </table:table-cell>
          <table:table-cell office:value-type="float" office:value="62817.25391" calcext:value-type="float">
            <text:p>62817</text:p>
          </table:table-cell>
          <table:table-cell office:value-type="float" office:value="72643.21094" calcext:value-type="float">
            <text:p>7264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B22]/[.B$20]" office:value-type="percentage" office:value="1.41138621633715" calcext:value-type="percentage">
            <text:p>141%</text:p>
          </table:table-cell>
          <table:table-cell table:formula="of:=[.C22]/[.C$20]" office:value-type="percentage" office:value="1.44526197383422" calcext:value-type="percentage">
            <text:p>145%</text:p>
          </table:table-cell>
          <table:table-cell table:formula="of:=[.D22]/[.D$22]" office:value-type="percentage" office:value="1" calcext:value-type="percentage">
            <text:p>100%</text:p>
          </table:table-cell>
          <table:table-cell table:formula="of:=[.E22]/[.E$20]" office:value-type="percentage" office:value="1.42340774355798" calcext:value-type="percentage">
            <text:p>142%</text:p>
          </table:table-cell>
          <table:table-cell table:formula="of:=[.F22]/[.F$19]" office:value-type="percentage" office:value="1.6295045865698" calcext:value-type="percentage">
            <text:p>163%</text:p>
          </table:table-cell>
          <table:table-cell table:formula="of:=[.G22]/[.G$20]" office:value-type="percentage" office:value="1.53178925710242" calcext:value-type="percentage">
            <text:p>153%</text:p>
          </table:table-cell>
          <table:table-cell table:formula="of:=[.H22]/[.H$20]" office:value-type="percentage" office:value="1.43892369848586" calcext:value-type="percentage">
            <text:p>144%</text:p>
          </table:table-cell>
          <table:table-cell table:formula="of:=[.I22]/[.I$19]" office:value-type="percentage" office:value="1.49935524227557" calcext:value-type="percentage">
            <text:p>150%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8229.71484" calcext:value-type="float">
            <text:p>58230</text:p>
          </table:table-cell>
          <table:table-cell office:value-type="float" office:value="78314.07031" calcext:value-type="float">
            <text:p>78314</text:p>
          </table:table-cell>
          <table:table-cell office:value-type="float" office:value="57445.24219" calcext:value-type="float">
            <text:p>57445</text:p>
          </table:table-cell>
          <table:table-cell office:value-type="float" office:value="63945.80469" calcext:value-type="float">
            <text:p>63946</text:p>
          </table:table-cell>
          <table:table-cell office:value-type="float" office:value="82437.17188" calcext:value-type="float">
            <text:p>82437</text:p>
          </table:table-cell>
          <table:table-cell office:value-type="float" office:value="68996.19531" calcext:value-type="float">
            <text:p>68996</text:p>
          </table:table-cell>
          <table:table-cell office:value-type="float" office:value="69670.02344" calcext:value-type="float">
            <text:p>69670</text:p>
          </table:table-cell>
          <table:table-cell office:value-type="float" office:value="78495.10938" calcext:value-type="float">
            <text:p>78495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B23]/[.B$20]" office:value-type="percentage" office:value="1.57029397617762" calcext:value-type="percentage">
            <text:p>157%</text:p>
          </table:table-cell>
          <table:table-cell table:formula="of:=[.C23]/[.C$20]" office:value-type="percentage" office:value="1.60049754272602" calcext:value-type="percentage">
            <text:p>160%</text:p>
          </table:table-cell>
          <table:table-cell table:formula="of:=[.D23]/[.D$22]" office:value-type="percentage" office:value="1.17160711135079" calcext:value-type="percentage">
            <text:p>117%</text:p>
          </table:table-cell>
          <table:table-cell table:formula="of:=[.E23]/[.E$20]" office:value-type="percentage" office:value="1.57952240691293" calcext:value-type="percentage">
            <text:p>158%</text:p>
          </table:table-cell>
          <table:table-cell table:formula="of:=[.F23]/[.F$19]" office:value-type="percentage" office:value="1.7728373425693" calcext:value-type="percentage">
            <text:p>177%</text:p>
          </table:table-cell>
          <table:table-cell table:formula="of:=[.G23]/[.G$20]" office:value-type="percentage" office:value="1.71295966558204" calcext:value-type="percentage">
            <text:p>171%</text:p>
          </table:table-cell>
          <table:table-cell table:formula="of:=[.H23]/[.H$20]" office:value-type="percentage" office:value="1.59589669337523" calcext:value-type="percentage">
            <text:p>160%</text:p>
          </table:table-cell>
          <table:table-cell table:formula="of:=[.I23]/[.I$19]" office:value-type="percentage" office:value="1.62013837520351" calcext:value-type="percentage">
            <text:p>162%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3663.31641" calcext:value-type="float">
            <text:p>63663</text:p>
          </table:table-cell>
          <table:table-cell office:value-type="float" office:value="85158.60156" calcext:value-type="float">
            <text:p>85159</text:p>
          </table:table-cell>
          <table:table-cell office:value-type="float" office:value="64412.17188" calcext:value-type="float">
            <text:p>64412</text:p>
          </table:table-cell>
          <table:table-cell office:value-type="float" office:value="69674.25781" calcext:value-type="float">
            <text:p>69674</text:p>
          </table:table-cell>
          <table:table-cell office:value-type="float" office:value="88994.85156" calcext:value-type="float">
            <text:p>88995</text:p>
          </table:table-cell>
          <table:table-cell office:value-type="float" office:value="75489.1875" calcext:value-type="float">
            <text:p>75489</text:p>
          </table:table-cell>
          <table:table-cell office:value-type="float" office:value="76128.13281" calcext:value-type="float">
            <text:p>76128</text:p>
          </table:table-cell>
          <table:table-cell office:value-type="float" office:value="83896.99219" calcext:value-type="float">
            <text:p>83897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B24]/[.B$20]" office:value-type="percentage" office:value="1.71682314668386" calcext:value-type="percentage">
            <text:p>172%</text:p>
          </table:table-cell>
          <table:table-cell table:formula="of:=[.C24]/[.C$20]" office:value-type="percentage" office:value="1.7403786062868" calcext:value-type="percentage">
            <text:p>174%</text:p>
          </table:table-cell>
          <table:table-cell table:formula="of:=[.D24]/[.D$22]" office:value-type="percentage" office:value="1.31369902458683" calcext:value-type="percentage">
            <text:p>131%</text:p>
          </table:table-cell>
          <table:table-cell table:formula="of:=[.E24]/[.E$20]" office:value-type="percentage" office:value="1.72102066631954" calcext:value-type="percentage">
            <text:p>172%</text:p>
          </table:table-cell>
          <table:table-cell table:formula="of:=[.F24]/[.F$19]" office:value-type="percentage" office:value="1.91386230924617" calcext:value-type="percentage">
            <text:p>191%</text:p>
          </table:table-cell>
          <table:table-cell table:formula="of:=[.G24]/[.G$20]" office:value-type="percentage" office:value="1.87416034745206" calcext:value-type="percentage">
            <text:p>187%</text:p>
          </table:table-cell>
          <table:table-cell table:formula="of:=[.H24]/[.H$20]" office:value-type="percentage" office:value="1.74382940360195" calcext:value-type="percentage">
            <text:p>174%</text:p>
          </table:table-cell>
          <table:table-cell table:formula="of:=[.I24]/[.I$19]" office:value-type="percentage" office:value="1.73163318944047" calcext:value-type="percentage">
            <text:p>173%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9003.53125" calcext:value-type="float">
            <text:p>69004</text:p>
          </table:table-cell>
          <table:table-cell office:value-type="float" office:value="91130.09375" calcext:value-type="float">
            <text:p>91130</text:p>
          </table:table-cell>
          <table:table-cell office:value-type="float" office:value="70354.89844" calcext:value-type="float">
            <text:p>70355</text:p>
          </table:table-cell>
          <table:table-cell office:value-type="float" office:value="75350.9375" calcext:value-type="float">
            <text:p>75351</text:p>
          </table:table-cell>
          <table:table-cell office:value-type="float" office:value="95127.71875" calcext:value-type="float">
            <text:p>95128</text:p>
          </table:table-cell>
          <table:table-cell office:value-type="float" office:value="81137.79688" calcext:value-type="float">
            <text:p>81138</text:p>
          </table:table-cell>
          <table:table-cell office:value-type="float" office:value="82396.00781" calcext:value-type="float">
            <text:p>82396</text:p>
          </table:table-cell>
          <table:table-cell office:value-type="float" office:value="88852.45313" calcext:value-type="float">
            <text:p>88852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B25]/[.B$20]" office:value-type="percentage" office:value="1.86083393598255" calcext:value-type="percentage">
            <text:p>186%</text:p>
          </table:table-cell>
          <table:table-cell table:formula="of:=[.C25]/[.C$20]" office:value-type="percentage" office:value="1.8624174498646" calcext:value-type="percentage">
            <text:p>186%</text:p>
          </table:table-cell>
          <table:table-cell table:formula="of:=[.D25]/[.D$22]" office:value-type="percentage" office:value="1.43490211178908" calcext:value-type="percentage">
            <text:p>143%</text:p>
          </table:table-cell>
          <table:table-cell table:formula="of:=[.E25]/[.E$20]" office:value-type="percentage" office:value="1.86124007259163" calcext:value-type="percentage">
            <text:p>186%</text:p>
          </table:table-cell>
          <table:table-cell table:formula="of:=[.F25]/[.F$19]" office:value-type="percentage" office:value="2.04575154954272" calcext:value-type="percentage">
            <text:p>205%</text:p>
          </table:table-cell>
          <table:table-cell table:formula="of:=[.G25]/[.G$20]" office:value-type="percentage" office:value="2.01439764591606" calcext:value-type="percentage">
            <text:p>201%</text:p>
          </table:table-cell>
          <table:table-cell table:formula="of:=[.H25]/[.H$20]" office:value-type="percentage" office:value="1.88740450940917" calcext:value-type="percentage">
            <text:p>189%</text:p>
          </table:table-cell>
          <table:table-cell table:formula="of:=[.I25]/[.I$19]" office:value-type="percentage" office:value="1.83391386016162" calcext:value-type="percentage">
            <text:p>183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4216.85938" calcext:value-type="float">
            <text:p>74217</text:p>
          </table:table-cell>
          <table:table-cell office:value-type="float" office:value="97239.21875" calcext:value-type="float">
            <text:p>97239</text:p>
          </table:table-cell>
          <table:table-cell office:value-type="float" office:value="76053.5" calcext:value-type="float">
            <text:p>76054</text:p>
          </table:table-cell>
          <table:table-cell office:value-type="float" office:value="81017.6875" calcext:value-type="float">
            <text:p>81018</text:p>
          </table:table-cell>
          <table:table-cell office:value-type="float" office:value="101098.5938" calcext:value-type="float">
            <text:p>101099</text:p>
          </table:table-cell>
          <table:table-cell office:value-type="float" office:value="86702.3125" calcext:value-type="float">
            <text:p>86702</text:p>
          </table:table-cell>
          <table:table-cell office:value-type="float" office:value="88614.0625" calcext:value-type="float">
            <text:p>88614</text:p>
          </table:table-cell>
          <table:table-cell office:value-type="float" office:value="94035.98438" calcext:value-type="float">
            <text:p>94036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B26]/[.B$20]" office:value-type="percentage" office:value="2.00142294248672" calcext:value-type="percentage">
            <text:p>200%</text:p>
          </table:table-cell>
          <table:table-cell table:formula="of:=[.C26]/[.C$20]" office:value-type="percentage" office:value="1.98726908268105" calcext:value-type="percentage">
            <text:p>199%</text:p>
          </table:table-cell>
          <table:table-cell table:formula="of:=[.D26]/[.D$22]" office:value-type="percentage" office:value="1.551126221183" calcext:value-type="percentage">
            <text:p>155%</text:p>
          </table:table-cell>
          <table:table-cell table:formula="of:=[.E26]/[.E$20]" office:value-type="percentage" office:value="2.00121420604363" calcext:value-type="percentage">
            <text:p>200%</text:p>
          </table:table-cell>
          <table:table-cell table:formula="of:=[.F26]/[.F$19]" office:value-type="percentage" office:value="2.17415709785367" calcext:value-type="percentage">
            <text:p>217%</text:p>
          </table:table-cell>
          <table:table-cell table:formula="of:=[.G26]/[.G$20]" office:value-type="percentage" office:value="2.152547159418" calcext:value-type="percentage">
            <text:p>215%</text:p>
          </table:table-cell>
          <table:table-cell table:formula="of:=[.H26]/[.H$20]" office:value-type="percentage" office:value="2.02983840606981" calcext:value-type="percentage">
            <text:p>203%</text:p>
          </table:table-cell>
          <table:table-cell table:formula="of:=[.I26]/[.I$19]" office:value-type="percentage" office:value="1.94090190009842" calcext:value-type="percentage">
            <text:p>194%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9035.99219" calcext:value-type="float">
            <text:p>79036</text:p>
          </table:table-cell>
          <table:table-cell office:value-type="float" office:value="102225.4375" calcext:value-type="float">
            <text:p>102225</text:p>
          </table:table-cell>
          <table:table-cell office:value-type="float" office:value="80412.85938" calcext:value-type="float">
            <text:p>80413</text:p>
          </table:table-cell>
          <table:table-cell office:value-type="float" office:value="85956.6875" calcext:value-type="float">
            <text:p>85957</text:p>
          </table:table-cell>
          <table:table-cell office:value-type="float" office:value="106337.0781" calcext:value-type="float">
            <text:p>106337</text:p>
          </table:table-cell>
          <table:table-cell office:value-type="float" office:value="91430.32813" calcext:value-type="float">
            <text:p>91430</text:p>
          </table:table-cell>
          <table:table-cell office:value-type="float" office:value="93951.47656" calcext:value-type="float">
            <text:p>93951</text:p>
          </table:table-cell>
          <table:table-cell office:value-type="float" office:value="98215.94531" calcext:value-type="float">
            <text:p>98216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B27]/[.B$20]" office:value-type="percentage" office:value="2.13138159405725" calcext:value-type="percentage">
            <text:p>213%</text:p>
          </table:table-cell>
          <table:table-cell table:formula="of:=[.C27]/[.C$20]" office:value-type="percentage" office:value="2.08917198244452" calcext:value-type="percentage">
            <text:p>209%</text:p>
          </table:table-cell>
          <table:table-cell table:formula="of:=[.D27]/[.D$22]" office:value-type="percentage" office:value="1.64003622061601" calcext:value-type="percentage">
            <text:p>164%</text:p>
          </table:table-cell>
          <table:table-cell table:formula="of:=[.E27]/[.E$20]" office:value-type="percentage" office:value="2.12321221991745" calcext:value-type="percentage">
            <text:p>212%</text:p>
          </table:table-cell>
          <table:table-cell table:formula="of:=[.F27]/[.F$19]" office:value-type="percentage" office:value="2.28681235243982" calcext:value-type="percentage">
            <text:p>229%</text:p>
          </table:table-cell>
          <table:table-cell table:formula="of:=[.G27]/[.G$20]" office:value-type="percentage" office:value="2.26992899527203" calcext:value-type="percentage">
            <text:p>227%</text:p>
          </table:table-cell>
          <table:table-cell table:formula="of:=[.H27]/[.H$20]" office:value-type="percentage" office:value="2.15209990432901" calcext:value-type="percentage">
            <text:p>215%</text:p>
          </table:table-cell>
          <table:table-cell table:formula="of:=[.I27]/[.I$19]" office:value-type="percentage" office:value="2.027176257355" calcext:value-type="percentage">
            <text:p>203%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4006.77344" calcext:value-type="float">
            <text:p>84007</text:p>
          </table:table-cell>
          <table:table-cell office:value-type="float" office:value="107044" calcext:value-type="float">
            <text:p>107044</text:p>
          </table:table-cell>
          <table:table-cell office:value-type="float" office:value="84680.66406" calcext:value-type="float">
            <text:p>84681</text:p>
          </table:table-cell>
          <table:table-cell office:value-type="float" office:value="90648.94531" calcext:value-type="float">
            <text:p>90649</text:p>
          </table:table-cell>
          <table:table-cell office:value-type="float" office:value="111511.4844" calcext:value-type="float">
            <text:p>111511</text:p>
          </table:table-cell>
          <table:table-cell office:value-type="float" office:value="96312.60156" calcext:value-type="float">
            <text:p>96313</text:p>
          </table:table-cell>
          <table:table-cell office:value-type="float" office:value="99697.76563" calcext:value-type="float">
            <text:p>99698</text:p>
          </table:table-cell>
          <table:table-cell office:value-type="float" office:value="102057.1406" calcext:value-type="float">
            <text:p>102057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B28]/[.B$20]" office:value-type="percentage" office:value="2.26542978363227" calcext:value-type="percentage">
            <text:p>227%</text:p>
          </table:table-cell>
          <table:table-cell table:formula="of:=[.C28]/[.C$20]" office:value-type="percentage" office:value="2.18764850665268" calcext:value-type="percentage">
            <text:p>219%</text:p>
          </table:table-cell>
          <table:table-cell table:formula="of:=[.D28]/[.D$22]" office:value-type="percentage" office:value="1.72707894377846" calcext:value-type="percentage">
            <text:p>173%</text:p>
          </table:table-cell>
          <table:table-cell table:formula="of:=[.E28]/[.E$20]" office:value-type="percentage" office:value="2.23911546620291" calcext:value-type="percentage">
            <text:p>224%</text:p>
          </table:table-cell>
          <table:table-cell table:formula="of:=[.F28]/[.F$19]" office:value-type="percentage" office:value="2.39808958945638" calcext:value-type="percentage">
            <text:p>240%</text:p>
          </table:table-cell>
          <table:table-cell table:formula="of:=[.G28]/[.G$20]" office:value-type="percentage" office:value="2.3911405696836" calcext:value-type="percentage">
            <text:p>239%</text:p>
          </table:table-cell>
          <table:table-cell table:formula="of:=[.H28]/[.H$20]" office:value-type="percentage" office:value="2.2837272997739" calcext:value-type="percentage">
            <text:p>228%</text:p>
          </table:table-cell>
          <table:table-cell table:formula="of:=[.I28]/[.I$19]" office:value-type="percentage" office:value="2.10645849474705" calcext:value-type="percentage">
            <text:p>211%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9102.13281" calcext:value-type="float">
            <text:p>89102</text:p>
          </table:table-cell>
          <table:table-cell office:value-type="float" office:value="111504.0391" calcext:value-type="float">
            <text:p>111504</text:p>
          </table:table-cell>
          <table:table-cell office:value-type="float" office:value="88879.35938" calcext:value-type="float">
            <text:p>88879</text:p>
          </table:table-cell>
          <table:table-cell office:value-type="float" office:value="95544.28906" calcext:value-type="float">
            <text:p>95544</text:p>
          </table:table-cell>
          <table:table-cell office:value-type="float" office:value="116477.4531" calcext:value-type="float">
            <text:p>116477</text:p>
          </table:table-cell>
          <table:table-cell office:value-type="float" office:value="100665.1172" calcext:value-type="float">
            <text:p>100665</text:p>
          </table:table-cell>
          <table:table-cell office:value-type="float" office:value="105386.5859" calcext:value-type="float">
            <text:p>105387</text:p>
          </table:table-cell>
          <table:table-cell office:value-type="float" office:value="105770.2188" calcext:value-type="float">
            <text:p>10577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B29]/[.B$20]" office:value-type="percentage" office:value="2.40283749972973" calcext:value-type="percentage">
            <text:p>240%</text:p>
          </table:table-cell>
          <table:table-cell table:formula="of:=[.C29]/[.C$20]" office:value-type="percentage" office:value="2.27879792069482" calcext:value-type="percentage">
            <text:p>228%</text:p>
          </table:table-cell>
          <table:table-cell table:formula="of:=[.D29]/[.D$22]" office:value-type="percentage" office:value="1.81271216783271" calcext:value-type="percentage">
            <text:p>181%</text:p>
          </table:table-cell>
          <table:table-cell table:formula="of:=[.E29]/[.E$20]" office:value-type="percentage" office:value="2.36003512903539" calcext:value-type="percentage">
            <text:p>236%</text:p>
          </table:table-cell>
          <table:table-cell table:formula="of:=[.F29]/[.F$19]" office:value-type="percentage" office:value="2.50488431024333" calcext:value-type="percentage">
            <text:p>250%</text:p>
          </table:table-cell>
          <table:table-cell table:formula="of:=[.G29]/[.G$20]" office:value-type="percentage" office:value="2.49919991558864" calcext:value-type="percentage">
            <text:p>250%</text:p>
          </table:table-cell>
          <table:table-cell table:formula="of:=[.H29]/[.H$20]" office:value-type="percentage" office:value="2.41403828590293" calcext:value-type="percentage">
            <text:p>241%</text:p>
          </table:table-cell>
          <table:table-cell table:formula="of:=[.I29]/[.I$19]" office:value-type="percentage" office:value="2.18309639651529" calcext:value-type="percentage">
            <text:p>218%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4141.78906" calcext:value-type="float">
            <text:p>94142</text:p>
          </table:table-cell>
          <table:table-cell office:value-type="float" office:value="116064.9063" calcext:value-type="float">
            <text:p>116065</text:p>
          </table:table-cell>
          <table:table-cell office:value-type="float" office:value="93020.74219" calcext:value-type="float">
            <text:p>93021</text:p>
          </table:table-cell>
          <table:table-cell office:value-type="float" office:value="100085.1797" calcext:value-type="float">
            <text:p>100085</text:p>
          </table:table-cell>
          <table:table-cell office:value-type="float" office:value="121436" calcext:value-type="float">
            <text:p>121436</text:p>
          </table:table-cell>
          <table:table-cell office:value-type="float" office:value="105240.4063" calcext:value-type="float">
            <text:p>105240</text:p>
          </table:table-cell>
          <table:table-cell office:value-type="float" office:value="110574.7109" calcext:value-type="float">
            <text:p>110575</text:p>
          </table:table-cell>
          <table:table-cell office:value-type="float" office:value="109393.4141" calcext:value-type="float">
            <text:p>109393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B30]/[.B$20]" office:value-type="percentage" office:value="2.53874305710926" calcext:value-type="percentage">
            <text:p>254%</text:p>
          </table:table-cell>
          <table:table-cell table:formula="of:=[.C30]/[.C$20]" office:value-type="percentage" office:value="2.37200794945983" calcext:value-type="percentage">
            <text:p>237%</text:p>
          </table:table-cell>
          <table:table-cell table:formula="of:=[.D30]/[.D$22]" office:value-type="percentage" office:value="1.89717649187497" calcext:value-type="percentage">
            <text:p>190%</text:p>
          </table:table-cell>
          <table:table-cell table:formula="of:=[.E30]/[.E$20]" office:value-type="percentage" office:value="2.4721994617542" calcext:value-type="percentage">
            <text:p>247%</text:p>
          </table:table-cell>
          <table:table-cell table:formula="of:=[.F30]/[.F$19]" office:value-type="percentage" office:value="2.61151942288399" calcext:value-type="percentage">
            <text:p>261%</text:p>
          </table:table-cell>
          <table:table-cell table:formula="of:=[.G30]/[.G$20]" office:value-type="percentage" office:value="2.61279002952846" calcext:value-type="percentage">
            <text:p>261%</text:p>
          </table:table-cell>
          <table:table-cell table:formula="of:=[.H30]/[.H$20]" office:value-type="percentage" office:value="2.5328800936633" calcext:value-type="percentage">
            <text:p>253%</text:p>
          </table:table-cell>
          <table:table-cell table:formula="of:=[.I30]/[.I$19]" office:value-type="percentage" office:value="2.25787911600893" calcext:value-type="percentage">
            <text:p>226%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8669.94531" calcext:value-type="float">
            <text:p>98670</text:p>
          </table:table-cell>
          <table:table-cell office:value-type="float" office:value="120010.7344" calcext:value-type="float">
            <text:p>120011</text:p>
          </table:table-cell>
          <table:table-cell office:value-type="float" office:value="96124.84375" calcext:value-type="float">
            <text:p>96125</text:p>
          </table:table-cell>
          <table:table-cell office:value-type="float" office:value="104283.4297" calcext:value-type="float">
            <text:p>104283</text:p>
          </table:table-cell>
          <table:table-cell office:value-type="float" office:value="126047.6563" calcext:value-type="float">
            <text:p>126048</text:p>
          </table:table-cell>
          <table:table-cell office:value-type="float" office:value="108778.4688" calcext:value-type="float">
            <text:p>108778</text:p>
          </table:table-cell>
          <table:table-cell office:value-type="float" office:value="115314.8672" calcext:value-type="float">
            <text:p>115315</text:p>
          </table:table-cell>
          <table:table-cell office:value-type="float" office:value="112034.2656" calcext:value-type="float">
            <text:p>112034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B31]/[.B$20]" office:value-type="percentage" office:value="2.66085487754499" calcext:value-type="percentage">
            <text:p>266%</text:p>
          </table:table-cell>
          <table:table-cell table:formula="of:=[.C31]/[.C$20]" office:value-type="percentage" office:value="2.45264847999375" calcext:value-type="percentage">
            <text:p>245%</text:p>
          </table:table-cell>
          <table:table-cell table:formula="of:=[.D31]/[.D$22]" office:value-type="percentage" office:value="1.96048525903139" calcext:value-type="percentage">
            <text:p>196%</text:p>
          </table:table-cell>
          <table:table-cell table:formula="of:=[.E31]/[.E$20]" office:value-type="percentage" office:value="2.57590024364238" calcext:value-type="percentage">
            <text:p>258%</text:p>
          </table:table-cell>
          <table:table-cell table:formula="of:=[.F31]/[.F$19]" office:value-type="percentage" office:value="2.71069454392812" calcext:value-type="percentage">
            <text:p>271%</text:p>
          </table:table-cell>
          <table:table-cell table:formula="of:=[.G31]/[.G$20]" office:value-type="percentage" office:value="2.70062905209453" calcext:value-type="percentage">
            <text:p>270%</text:p>
          </table:table-cell>
          <table:table-cell table:formula="of:=[.H31]/[.H$20]" office:value-type="percentage" office:value="2.64146050445887" calcext:value-type="percentage">
            <text:p>264%</text:p>
          </table:table-cell>
          <table:table-cell table:formula="of:=[.I31]/[.I$19]" office:value-type="percentage" office:value="2.3123862680106" calcext:value-type="percentage">
            <text:p>231%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4262.875" calcext:value-type="float">
            <text:p>104263</text:p>
          </table:table-cell>
          <table:table-cell office:value-type="float" office:value="125038.5938" calcext:value-type="float">
            <text:p>125039</text:p>
          </table:table-cell>
          <table:table-cell office:value-type="float" office:value="100609.7031" calcext:value-type="float">
            <text:p>100610</text:p>
          </table:table-cell>
          <table:table-cell office:value-type="float" office:value="109550.5078" calcext:value-type="float">
            <text:p>109551</text:p>
          </table:table-cell>
          <table:table-cell office:value-type="float" office:value="131271.4063" calcext:value-type="float">
            <text:p>131271</text:p>
          </table:table-cell>
          <table:table-cell office:value-type="float" office:value="113630.9375" calcext:value-type="float">
            <text:p>113631</text:p>
          </table:table-cell>
          <table:table-cell office:value-type="float" office:value="121276.9141" calcext:value-type="float">
            <text:p>121277</text:p>
          </table:table-cell>
          <table:table-cell office:value-type="float" office:value="115958.3438" calcext:value-type="float">
            <text:p>115958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B32]/[.B$20]" office:value-type="percentage" office:value="2.81168068573457" calcext:value-type="percentage">
            <text:p>281%</text:p>
          </table:table-cell>
          <table:table-cell table:formula="of:=[.C32]/[.C$20]" office:value-type="percentage" office:value="2.55540238593962" calcext:value-type="percentage">
            <text:p>256%</text:p>
          </table:table-cell>
          <table:table-cell table:formula="of:=[.D32]/[.D$22]" office:value-type="percentage" office:value="2.05195485525119" calcext:value-type="percentage">
            <text:p>205%</text:p>
          </table:table-cell>
          <table:table-cell table:formula="of:=[.E32]/[.E$20]" office:value-type="percentage" office:value="2.70600209971006" calcext:value-type="percentage">
            <text:p>271%</text:p>
          </table:table-cell>
          <table:table-cell table:formula="of:=[.F32]/[.F$19]" office:value-type="percentage" office:value="2.82303293275261" calcext:value-type="percentage">
            <text:p>282%</text:p>
          </table:table-cell>
          <table:table-cell table:formula="of:=[.G32]/[.G$20]" office:value-type="percentage" office:value="2.82110066830834" calcext:value-type="percentage">
            <text:p>282%</text:p>
          </table:table-cell>
          <table:table-cell table:formula="of:=[.H32]/[.H$20]" office:value-type="percentage" office:value="2.77803015757018" calcext:value-type="percentage">
            <text:p>278%</text:p>
          </table:table-cell>
          <table:table-cell table:formula="of:=[.I32]/[.I$19]" office:value-type="percentage" office:value="2.39337920794451" calcext:value-type="percentage">
            <text:p>239%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9068.9063" calcext:value-type="float">
            <text:p>109069</text:p>
          </table:table-cell>
          <table:table-cell office:value-type="float" office:value="128841.5625" calcext:value-type="float">
            <text:p>128842</text:p>
          </table:table-cell>
          <table:table-cell office:value-type="float" office:value="104157.9688" calcext:value-type="float">
            <text:p>104158</text:p>
          </table:table-cell>
          <table:table-cell office:value-type="float" office:value="114005.5078" calcext:value-type="float">
            <text:p>114006</text:p>
          </table:table-cell>
          <table:table-cell office:value-type="float" office:value="135948.8594" calcext:value-type="float">
            <text:p>135949</text:p>
          </table:table-cell>
          <table:table-cell office:value-type="float" office:value="117310.4766" calcext:value-type="float">
            <text:p>117310</text:p>
          </table:table-cell>
          <table:table-cell office:value-type="float" office:value="126140.0703" calcext:value-type="float">
            <text:p>126140</text:p>
          </table:table-cell>
          <table:table-cell office:value-type="float" office:value="118582.4375" calcext:value-type="float">
            <text:p>118582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B33]/[.B$20]" office:value-type="percentage" office:value="2.94128602590235" calcext:value-type="percentage">
            <text:p>294%</text:p>
          </table:table-cell>
          <table:table-cell table:formula="of:=[.C33]/[.C$20]" office:value-type="percentage" office:value="2.63312331188971" calcext:value-type="percentage">
            <text:p>263%</text:p>
          </table:table-cell>
          <table:table-cell table:formula="of:=[.D33]/[.D$22]" office:value-type="percentage" office:value="2.12432243816315" calcext:value-type="percentage">
            <text:p>212%</text:p>
          </table:table-cell>
          <table:table-cell table:formula="of:=[.E33]/[.E$20]" office:value-type="percentage" office:value="2.81604485164524" calcext:value-type="percentage">
            <text:p>282%</text:p>
          </table:table-cell>
          <table:table-cell table:formula="of:=[.F33]/[.F$19]" office:value-type="percentage" office:value="2.92362303470161" calcext:value-type="percentage">
            <text:p>292%</text:p>
          </table:table-cell>
          <table:table-cell table:formula="of:=[.G33]/[.G$20]" office:value-type="percentage" office:value="2.91245211222367" calcext:value-type="percentage">
            <text:p>291%</text:p>
          </table:table-cell>
          <table:table-cell table:formula="of:=[.H33]/[.H$20]" office:value-type="percentage" office:value="2.88942806610729" calcext:value-type="percentage">
            <text:p>289%</text:p>
          </table:table-cell>
          <table:table-cell table:formula="of:=[.I33]/[.I$19]" office:value-type="percentage" office:value="2.44754047909987" calcext:value-type="percentage">
            <text:p>245%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3728.7891" calcext:value-type="float">
            <text:p>113729</text:p>
          </table:table-cell>
          <table:table-cell office:value-type="float" office:value="132531.4063" calcext:value-type="float">
            <text:p>132531</text:p>
          </table:table-cell>
          <table:table-cell office:value-type="float" office:value="106913.4688" calcext:value-type="float">
            <text:p>106913</text:p>
          </table:table-cell>
          <table:table-cell office:value-type="float" office:value="118056.1797" calcext:value-type="float">
            <text:p>118056</text:p>
          </table:table-cell>
          <table:table-cell office:value-type="float" office:value="140397.625" calcext:value-type="float">
            <text:p>140398</text:p>
          </table:table-cell>
          <table:table-cell office:value-type="float" office:value="121215.5938" calcext:value-type="float">
            <text:p>121216</text:p>
          </table:table-cell>
          <table:table-cell office:value-type="float" office:value="131180.7969" calcext:value-type="float">
            <text:p>131181</text:p>
          </table:table-cell>
          <table:table-cell office:value-type="float" office:value="121038.2344" calcext:value-type="float">
            <text:p>121038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B34]/[.B$20]" office:value-type="percentage" office:value="3.0669501461997" calcext:value-type="percentage">
            <text:p>307%</text:p>
          </table:table-cell>
          <table:table-cell table:formula="of:=[.C34]/[.C$20]" office:value-type="percentage" office:value="2.7085323145321" calcext:value-type="percentage">
            <text:p>271%</text:p>
          </table:table-cell>
          <table:table-cell table:formula="of:=[.D34]/[.D$22]" office:value-type="percentage" office:value="2.18052140734234" calcext:value-type="percentage">
            <text:p>218%</text:p>
          </table:table-cell>
          <table:table-cell table:formula="of:=[.E34]/[.E$20]" office:value-type="percentage" office:value="2.91610031361213" calcext:value-type="percentage">
            <text:p>292%</text:p>
          </table:table-cell>
          <table:table-cell table:formula="of:=[.F34]/[.F$19]" office:value-type="percentage" office:value="3.01929513994435" calcext:value-type="percentage">
            <text:p>302%</text:p>
          </table:table-cell>
          <table:table-cell table:formula="of:=[.G34]/[.G$20]" office:value-type="percentage" office:value="3.00940395461027" calcext:value-type="percentage">
            <text:p>301%</text:p>
          </table:table-cell>
          <table:table-cell table:formula="of:=[.H34]/[.H$20]" office:value-type="percentage" office:value="3.0048934917803" calcext:value-type="percentage">
            <text:p>300%</text:p>
          </table:table-cell>
          <table:table-cell table:formula="of:=[.I34]/[.I$19]" office:value-type="percentage" office:value="2.49822810576632" calcext:value-type="percentage">
            <text:p>250%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8244.3594" calcext:value-type="float">
            <text:p>118244</text:p>
          </table:table-cell>
          <table:table-cell office:value-type="float" office:value="136936.9063" calcext:value-type="float">
            <text:p>136937</text:p>
          </table:table-cell>
          <table:table-cell office:value-type="float" office:value="110375.7969" calcext:value-type="float">
            <text:p>110376</text:p>
          </table:table-cell>
          <table:table-cell office:value-type="float" office:value="122473.8828" calcext:value-type="float">
            <text:p>122474</text:p>
          </table:table-cell>
          <table:table-cell office:value-type="float" office:value="145510.7813" calcext:value-type="float">
            <text:p>145511</text:p>
          </table:table-cell>
          <table:table-cell office:value-type="float" office:value="125558.875" calcext:value-type="float">
            <text:p>125559</text:p>
          </table:table-cell>
          <table:table-cell office:value-type="float" office:value="136205.6875" calcext:value-type="float">
            <text:p>136206</text:p>
          </table:table-cell>
          <table:table-cell office:value-type="float" office:value="124155.375" calcext:value-type="float">
            <text:p>124155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B35]/[.B$20]" office:value-type="percentage" office:value="3.18872255845657" calcext:value-type="percentage">
            <text:p>319%</text:p>
          </table:table-cell>
          <table:table-cell table:formula="of:=[.C35]/[.C$20]" office:value-type="percentage" office:value="2.79856711794059" calcext:value-type="percentage">
            <text:p>280%</text:p>
          </table:table-cell>
          <table:table-cell table:formula="of:=[.D35]/[.D$22]" office:value-type="percentage" office:value="2.25113627585265" calcext:value-type="percentage">
            <text:p>225%</text:p>
          </table:table-cell>
          <table:table-cell table:formula="of:=[.E35]/[.E$20]" office:value-type="percentage" office:value="3.02522179652046" calcext:value-type="percentage">
            <text:p>303%</text:p>
          </table:table-cell>
          <table:table-cell table:formula="of:=[.F35]/[.F$19]" office:value-type="percentage" office:value="3.12925517642194" calcext:value-type="percentage">
            <text:p>313%</text:p>
          </table:table-cell>
          <table:table-cell table:formula="of:=[.G35]/[.G$20]" office:value-type="percentage" office:value="3.11723403826131" calcext:value-type="percentage">
            <text:p>312%</text:p>
          </table:table-cell>
          <table:table-cell table:formula="of:=[.H35]/[.H$20]" office:value-type="percentage" office:value="3.1199961700508" calcext:value-type="percentage">
            <text:p>312%</text:p>
          </table:table-cell>
          <table:table-cell table:formula="of:=[.I35]/[.I$19]" office:value-type="percentage" office:value="2.56256586065136" calcext:value-type="percentage">
            <text:p>256%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2963.2422" calcext:value-type="float">
            <text:p>122963</text:p>
          </table:table-cell>
          <table:table-cell office:value-type="float" office:value="140309.0625" calcext:value-type="float">
            <text:p>140309</text:p>
          </table:table-cell>
          <table:table-cell office:value-type="float" office:value="114074.4219" calcext:value-type="float">
            <text:p>114074</text:p>
          </table:table-cell>
          <table:table-cell office:value-type="float" office:value="126456.2734" calcext:value-type="float">
            <text:p>126456</text:p>
          </table:table-cell>
          <table:table-cell office:value-type="float" office:value="149939.4531" calcext:value-type="float">
            <text:p>149939</text:p>
          </table:table-cell>
          <table:table-cell office:value-type="float" office:value="129264.5625" calcext:value-type="float">
            <text:p>129265</text:p>
          </table:table-cell>
          <table:table-cell office:value-type="float" office:value="140950.0938" calcext:value-type="float">
            <text:p>140950</text:p>
          </table:table-cell>
          <table:table-cell office:value-type="float" office:value="126504.7656" calcext:value-type="float">
            <text:p>126505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B36]/[.B$20]" office:value-type="percentage" office:value="3.31597774518535" calcext:value-type="percentage">
            <text:p>332%</text:p>
          </table:table-cell>
          <table:table-cell table:formula="of:=[.C36]/[.C$20]" office:value-type="percentage" office:value="2.86748356795301" calcext:value-type="percentage">
            <text:p>287%</text:p>
          </table:table-cell>
          <table:table-cell table:formula="of:=[.D36]/[.D$22]" office:value-type="percentage" office:value="2.32657046651873" calcext:value-type="percentage">
            <text:p>233%</text:p>
          </table:table-cell>
          <table:table-cell table:formula="of:=[.E36]/[.E$20]" office:value-type="percentage" office:value="3.1235906452084" calcext:value-type="percentage">
            <text:p>312%</text:p>
          </table:table-cell>
          <table:table-cell table:formula="of:=[.F36]/[.F$19]" office:value-type="percentage" office:value="3.2244951581677" calcext:value-type="percentage">
            <text:p>322%</text:p>
          </table:table-cell>
          <table:table-cell table:formula="of:=[.G36]/[.G$20]" office:value-type="percentage" office:value="3.20923466513981" calcext:value-type="percentage">
            <text:p>321%</text:p>
          </table:table-cell>
          <table:table-cell table:formula="of:=[.H36]/[.H$20]" office:value-type="percentage" office:value="3.22867393348975" calcext:value-type="percentage">
            <text:p>323%</text:p>
          </table:table-cell>
          <table:table-cell table:formula="of:=[.I36]/[.I$19]" office:value-type="percentage" office:value="2.61105726221086" calcext:value-type="percentage">
            <text:p>261%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7444.5234" calcext:value-type="float">
            <text:p>127445</text:p>
          </table:table-cell>
          <table:table-cell office:value-type="float" office:value="143904.4063" calcext:value-type="float">
            <text:p>143904</text:p>
          </table:table-cell>
          <table:table-cell office:value-type="float" office:value="116687.9141" calcext:value-type="float">
            <text:p>116688</text:p>
          </table:table-cell>
          <table:table-cell office:value-type="float" office:value="130451.3047" calcext:value-type="float">
            <text:p>130451</text:p>
          </table:table-cell>
          <table:table-cell office:value-type="float" office:value="153756.8906" calcext:value-type="float">
            <text:p>153757</text:p>
          </table:table-cell>
          <table:table-cell office:value-type="float" office:value="132380.3125" calcext:value-type="float">
            <text:p>132380</text:p>
          </table:table-cell>
          <table:table-cell office:value-type="float" office:value="144707.3438" calcext:value-type="float">
            <text:p>144707</text:p>
          </table:table-cell>
          <table:table-cell office:value-type="float" office:value="128900.5469" calcext:value-type="float">
            <text:p>128901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B37]/[.B$20]" office:value-type="percentage" office:value="3.43682547547656" calcext:value-type="percentage">
            <text:p>344%</text:p>
          </table:table-cell>
          <table:table-cell table:formula="of:=[.C37]/[.C$20]" office:value-type="percentage" office:value="2.94096128267755" calcext:value-type="percentage">
            <text:p>294%</text:p>
          </table:table-cell>
          <table:table-cell table:formula="of:=[.D37]/[.D$22]" office:value-type="percentage" office:value="2.3798731584432" calcext:value-type="percentage">
            <text:p>238%</text:p>
          </table:table-cell>
          <table:table-cell table:formula="of:=[.E37]/[.E$20]" office:value-type="percentage" office:value="3.22227173125086" calcext:value-type="percentage">
            <text:p>322%</text:p>
          </table:table-cell>
          <table:table-cell table:formula="of:=[.F37]/[.F$19]" office:value-type="percentage" office:value="3.30659035380076" calcext:value-type="percentage">
            <text:p>331%</text:p>
          </table:table-cell>
          <table:table-cell table:formula="of:=[.G37]/[.G$20]" office:value-type="percentage" office:value="3.28658898959289" calcext:value-type="percentage">
            <text:p>329%</text:p>
          </table:table-cell>
          <table:table-cell table:formula="of:=[.H37]/[.H$20]" office:value-type="percentage" office:value="3.31473939687155" calcext:value-type="percentage">
            <text:p>331%</text:p>
          </table:table-cell>
          <table:table-cell table:formula="of:=[.I37]/[.I$19]" office:value-type="percentage" office:value="2.66050616741506" calcext:value-type="percentage">
            <text:p>266%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1487.6563" calcext:value-type="float">
            <text:p>131488</text:p>
          </table:table-cell>
          <table:table-cell office:value-type="float" office:value="147828.8125" calcext:value-type="float">
            <text:p>147829</text:p>
          </table:table-cell>
          <table:table-cell office:value-type="float" office:value="120255.5" calcext:value-type="float">
            <text:p>120256</text:p>
          </table:table-cell>
          <table:table-cell office:value-type="float" office:value="134580.1094" calcext:value-type="float">
            <text:p>134580</text:p>
          </table:table-cell>
          <table:table-cell office:value-type="float" office:value="157882.9375" calcext:value-type="float">
            <text:p>157883</text:p>
          </table:table-cell>
          <table:table-cell office:value-type="float" office:value="136291.0938" calcext:value-type="float">
            <text:p>136291</text:p>
          </table:table-cell>
          <table:table-cell office:value-type="float" office:value="149468.2031" calcext:value-type="float">
            <text:p>149468</text:p>
          </table:table-cell>
          <table:table-cell office:value-type="float" office:value="130973.1875" calcext:value-type="float">
            <text:p>130973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B38]/[.B$20]" office:value-type="percentage" office:value="3.5458575608165" calcext:value-type="percentage">
            <text:p>355%</text:p>
          </table:table-cell>
          <table:table-cell table:formula="of:=[.C38]/[.C$20]" office:value-type="percentage" office:value="3.02116401578663" calcext:value-type="percentage">
            <text:p>302%</text:p>
          </table:table-cell>
          <table:table-cell table:formula="of:=[.D38]/[.D$22]" office:value-type="percentage" office:value="2.45263478066719" calcext:value-type="percentage">
            <text:p>245%</text:p>
          </table:table-cell>
          <table:table-cell table:formula="of:=[.E38]/[.E$20]" office:value-type="percentage" office:value="3.32425714794916" calcext:value-type="percentage">
            <text:p>332%</text:p>
          </table:table-cell>
          <table:table-cell table:formula="of:=[.F38]/[.F$19]" office:value-type="percentage" office:value="3.39532229176874" calcext:value-type="percentage">
            <text:p>340%</text:p>
          </table:table-cell>
          <table:table-cell table:formula="of:=[.G38]/[.G$20]" office:value-type="percentage" office:value="3.38368145386159" calcext:value-type="percentage">
            <text:p>338%</text:p>
          </table:table-cell>
          <table:table-cell table:formula="of:=[.H38]/[.H$20]" office:value-type="percentage" office:value="3.42379404102619" calcext:value-type="percentage">
            <text:p>342%</text:p>
          </table:table-cell>
          <table:table-cell table:formula="of:=[.I38]/[.I$19]" office:value-type="percentage" office:value="2.70328545138049" calcext:value-type="percentage">
            <text:p>270%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5362.9375" calcext:value-type="float">
            <text:p>135363</text:p>
          </table:table-cell>
          <table:table-cell office:value-type="float" office:value="151505.5781" calcext:value-type="float">
            <text:p>151506</text:p>
          </table:table-cell>
          <table:table-cell office:value-type="float" office:value="123109.0469" calcext:value-type="float">
            <text:p>123109</text:p>
          </table:table-cell>
          <table:table-cell office:value-type="float" office:value="137948.7031" calcext:value-type="float">
            <text:p>137949</text:p>
          </table:table-cell>
          <table:table-cell office:value-type="float" office:value="161510.4063" calcext:value-type="float">
            <text:p>161510</text:p>
          </table:table-cell>
          <table:table-cell office:value-type="float" office:value="139653.9844" calcext:value-type="float">
            <text:p>139654</text:p>
          </table:table-cell>
          <table:table-cell office:value-type="float" office:value="153745.3594" calcext:value-type="float">
            <text:p>153745</text:p>
          </table:table-cell>
          <table:table-cell office:value-type="float" office:value="133174.2813" calcext:value-type="float">
            <text:p>133174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B39]/[.B$20]" office:value-type="percentage" office:value="3.65036315115084" calcext:value-type="percentage">
            <text:p>365%</text:p>
          </table:table-cell>
          <table:table-cell table:formula="of:=[.C39]/[.C$20]" office:value-type="percentage" office:value="3.09630574044333" calcext:value-type="percentage">
            <text:p>310%</text:p>
          </table:table-cell>
          <table:table-cell table:formula="of:=[.D39]/[.D$22]" office:value-type="percentage" office:value="2.51083343582396" calcext:value-type="percentage">
            <text:p>251%</text:p>
          </table:table-cell>
          <table:table-cell table:formula="of:=[.E39]/[.E$20]" office:value-type="percentage" office:value="3.40746462738788" calcext:value-type="percentage">
            <text:p>341%</text:p>
          </table:table-cell>
          <table:table-cell table:formula="of:=[.F39]/[.F$19]" office:value-type="percentage" office:value="3.47333215068295" calcext:value-type="percentage">
            <text:p>347%</text:p>
          </table:table-cell>
          <table:table-cell table:formula="of:=[.G39]/[.G$20]" office:value-type="percentage" office:value="3.46717150619973" calcext:value-type="percentage">
            <text:p>347%</text:p>
          </table:table-cell>
          <table:table-cell table:formula="of:=[.H39]/[.H$20]" office:value-type="percentage" office:value="3.52176874031845" calcext:value-type="percentage">
            <text:p>352%</text:p>
          </table:table-cell>
          <table:table-cell table:formula="of:=[.I39]/[.I$19]" office:value-type="percentage" office:value="2.74871600827722" calcext:value-type="percentage">
            <text:p>275%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9114.4688" calcext:value-type="float">
            <text:p>139114</text:p>
          </table:table-cell>
          <table:table-cell office:value-type="float" office:value="154974.25" calcext:value-type="float">
            <text:p>154974</text:p>
          </table:table-cell>
          <table:table-cell office:value-type="float" office:value="126107.2344" calcext:value-type="float">
            <text:p>126107</text:p>
          </table:table-cell>
          <table:table-cell office:value-type="float" office:value="140996.9063" calcext:value-type="float">
            <text:p>140997</text:p>
          </table:table-cell>
          <table:table-cell office:value-type="float" office:value="164824.9375" calcext:value-type="float">
            <text:p>164825</text:p>
          </table:table-cell>
          <table:table-cell office:value-type="float" office:value="142827.3594" calcext:value-type="float">
            <text:p>142827</text:p>
          </table:table-cell>
          <table:table-cell office:value-type="float" office:value="157114.1719" calcext:value-type="float">
            <text:p>157114</text:p>
          </table:table-cell>
          <table:table-cell office:value-type="float" office:value="135289.8906" calcext:value-type="float">
            <text:p>135290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B40]/[.B$20]" office:value-type="percentage" office:value="3.75153154976002" calcext:value-type="percentage">
            <text:p>375%</text:p>
          </table:table-cell>
          <table:table-cell table:formula="of:=[.C40]/[.C$20]" office:value-type="percentage" office:value="3.16719467305144" calcext:value-type="percentage">
            <text:p>317%</text:p>
          </table:table-cell>
          <table:table-cell table:formula="of:=[.D40]/[.D$22]" office:value-type="percentage" office:value="2.5719820647138" calcext:value-type="percentage">
            <text:p>257%</text:p>
          </table:table-cell>
          <table:table-cell table:formula="of:=[.E40]/[.E$20]" office:value-type="percentage" office:value="3.48275815568993" calcext:value-type="percentage">
            <text:p>348%</text:p>
          </table:table-cell>
          <table:table-cell table:formula="of:=[.F40]/[.F$19]" office:value-type="percentage" office:value="3.54461218795818" calcext:value-type="percentage">
            <text:p>354%</text:p>
          </table:table-cell>
          <table:table-cell table:formula="of:=[.G40]/[.G$20]" office:value-type="percentage" office:value="3.54595647911517" calcext:value-type="percentage">
            <text:p>355%</text:p>
          </table:table-cell>
          <table:table-cell table:formula="of:=[.H40]/[.H$20]" office:value-type="percentage" office:value="3.59893645842581" calcext:value-type="percentage">
            <text:p>360%</text:p>
          </table:table-cell>
          <table:table-cell table:formula="of:=[.I40]/[.I$19]" office:value-type="percentage" office:value="2.7923821658371" calcext:value-type="percentage">
            <text:p>279%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2440.2188" calcext:value-type="float">
            <text:p>142440</text:p>
          </table:table-cell>
          <table:table-cell office:value-type="float" office:value="157439.7969" calcext:value-type="float">
            <text:p>157440</text:p>
          </table:table-cell>
          <table:table-cell office:value-type="float" office:value="128433.75" calcext:value-type="float">
            <text:p>128434</text:p>
          </table:table-cell>
          <table:table-cell office:value-type="float" office:value="144119.8594" calcext:value-type="float">
            <text:p>144120</text:p>
          </table:table-cell>
          <table:table-cell office:value-type="float" office:value="167945.0469" calcext:value-type="float">
            <text:p>167945</text:p>
          </table:table-cell>
          <table:table-cell office:value-type="float" office:value="146107.2813" calcext:value-type="float">
            <text:p>146107</text:p>
          </table:table-cell>
          <table:table-cell office:value-type="float" office:value="160874.5938" calcext:value-type="float">
            <text:p>160875</text:p>
          </table:table-cell>
          <table:table-cell office:value-type="float" office:value="137561.4844" calcext:value-type="float">
            <text:p>137561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B41]/[.B$20]" office:value-type="percentage" office:value="3.8412178071223" calcext:value-type="percentage">
            <text:p>384%</text:p>
          </table:table-cell>
          <table:table-cell table:formula="of:=[.C41]/[.C$20]" office:value-type="percentage" office:value="3.21758283113473" calcext:value-type="percentage">
            <text:p>322%</text:p>
          </table:table-cell>
          <table:table-cell table:formula="of:=[.D41]/[.D$22]" office:value-type="percentage" office:value="2.61943181194636" calcext:value-type="percentage">
            <text:p>262%</text:p>
          </table:table-cell>
          <table:table-cell table:formula="of:=[.E41]/[.E$20]" office:value-type="percentage" office:value="3.55989807786468" calcext:value-type="percentage">
            <text:p>356%</text:p>
          </table:table-cell>
          <table:table-cell table:formula="of:=[.F41]/[.F$19]" office:value-type="percentage" office:value="3.61171112319668" calcext:value-type="percentage">
            <text:p>361%</text:p>
          </table:table-cell>
          <table:table-cell table:formula="of:=[.G41]/[.G$20]" office:value-type="percentage" office:value="3.62738667821116" calcext:value-type="percentage">
            <text:p>363%</text:p>
          </table:table-cell>
          <table:table-cell table:formula="of:=[.H41]/[.H$20]" office:value-type="percentage" office:value="3.68507457894868" calcext:value-type="percentage">
            <text:p>369%</text:p>
          </table:table-cell>
          <table:table-cell table:formula="of:=[.I41]/[.I$19]" office:value-type="percentage" office:value="2.83926784212093" calcext:value-type="percentage">
            <text:p>284%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5220.3906" calcext:value-type="float">
            <text:p>145220</text:p>
          </table:table-cell>
          <table:table-cell office:value-type="float" office:value="160551.6875" calcext:value-type="float">
            <text:p>160552</text:p>
          </table:table-cell>
          <table:table-cell office:value-type="float" office:value="131454.3594" calcext:value-type="float">
            <text:p>131454</text:p>
          </table:table-cell>
          <table:table-cell office:value-type="float" office:value="147101.9063" calcext:value-type="float">
            <text:p>147102</text:p>
          </table:table-cell>
          <table:table-cell office:value-type="float" office:value="171432.9063" calcext:value-type="float">
            <text:p>171433</text:p>
          </table:table-cell>
          <table:table-cell office:value-type="float" office:value="149263.5" calcext:value-type="float">
            <text:p>149264</text:p>
          </table:table-cell>
          <table:table-cell office:value-type="float" office:value="164014.4375" calcext:value-type="float">
            <text:p>164014</text:p>
          </table:table-cell>
          <table:table-cell office:value-type="float" office:value="139751.6094" calcext:value-type="float">
            <text:p>13975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B42]/[.B$20]" office:value-type="percentage" office:value="3.91619133296344" calcext:value-type="percentage">
            <text:p>392%</text:p>
          </table:table-cell>
          <table:table-cell table:formula="of:=[.C42]/[.C$20]" office:value-type="percentage" office:value="3.28118025671633" calcext:value-type="percentage">
            <text:p>328%</text:p>
          </table:table-cell>
          <table:table-cell table:formula="of:=[.D42]/[.D$22]" office:value-type="percentage" office:value="2.6810377399351" calcext:value-type="percentage">
            <text:p>268%</text:p>
          </table:table-cell>
          <table:table-cell table:formula="of:=[.E42]/[.E$20]" office:value-type="percentage" office:value="3.63355748241592" calcext:value-type="percentage">
            <text:p>363%</text:p>
          </table:table-cell>
          <table:table-cell table:formula="of:=[.F42]/[.F$19]" office:value-type="percentage" office:value="3.6867186379978" calcext:value-type="percentage">
            <text:p>369%</text:p>
          </table:table-cell>
          <table:table-cell table:formula="of:=[.G42]/[.G$20]" office:value-type="percentage" office:value="3.70574571387341" calcext:value-type="percentage">
            <text:p>371%</text:p>
          </table:table-cell>
          <table:table-cell table:formula="of:=[.H42]/[.H$20]" office:value-type="percentage" office:value="3.75699742224815" calcext:value-type="percentage">
            <text:p>376%</text:p>
          </table:table-cell>
          <table:table-cell table:formula="of:=[.I42]/[.I$19]" office:value-type="percentage" office:value="2.88447200308101" calcext:value-type="percentage">
            <text:p>288%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8409.6875" calcext:value-type="float">
            <text:p>148410</text:p>
          </table:table-cell>
          <table:table-cell office:value-type="float" office:value="163627.5313" calcext:value-type="float">
            <text:p>163628</text:p>
          </table:table-cell>
          <table:table-cell office:value-type="float" office:value="134143.2031" calcext:value-type="float">
            <text:p>134143</text:p>
          </table:table-cell>
          <table:table-cell office:value-type="float" office:value="150609.6406" calcext:value-type="float">
            <text:p>150610</text:p>
          </table:table-cell>
          <table:table-cell office:value-type="float" office:value="174481.5" calcext:value-type="float">
            <text:p>174482</text:p>
          </table:table-cell>
          <table:table-cell office:value-type="float" office:value="152152.0625" calcext:value-type="float">
            <text:p>152152</text:p>
          </table:table-cell>
          <table:table-cell office:value-type="float" office:value="167254.9531" calcext:value-type="float">
            <text:p>167255</text:p>
          </table:table-cell>
          <table:table-cell office:value-type="float" office:value="141813.5156" calcext:value-type="float">
            <text:p>141814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B43]/[.B$20]" office:value-type="percentage" office:value="4.00219782851426" calcext:value-type="percentage">
            <text:p>400%</text:p>
          </table:table-cell>
          <table:table-cell table:formula="of:=[.C43]/[.C$20]" office:value-type="percentage" office:value="3.34404099711996" calcext:value-type="percentage">
            <text:p>334%</text:p>
          </table:table-cell>
          <table:table-cell table:formula="of:=[.D43]/[.D$22]" office:value-type="percentage" office:value="2.73587724065147" calcext:value-type="percentage">
            <text:p>274%</text:p>
          </table:table-cell>
          <table:table-cell table:formula="of:=[.E43]/[.E$20]" office:value-type="percentage" office:value="3.72020186747303" calcext:value-type="percentage">
            <text:p>372%</text:p>
          </table:table-cell>
          <table:table-cell table:formula="of:=[.F43]/[.F$19]" office:value-type="percentage" office:value="3.75227960558593" calcext:value-type="percentage">
            <text:p>375%</text:p>
          </table:table-cell>
          <table:table-cell table:formula="of:=[.G43]/[.G$20]" office:value-type="percentage" office:value="3.77745968348842" calcext:value-type="percentage">
            <text:p>378%</text:p>
          </table:table-cell>
          <table:table-cell table:formula="of:=[.H43]/[.H$20]" office:value-type="percentage" office:value="3.83122630686054" calcext:value-type="percentage">
            <text:p>383%</text:p>
          </table:table-cell>
          <table:table-cell table:formula="of:=[.I43]/[.I$19]" office:value-type="percentage" office:value="2.92702972912376" calcext:value-type="percentage">
            <text:p>293%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0694.4375" calcext:value-type="float">
            <text:p>150694</text:p>
          </table:table-cell>
          <table:table-cell office:value-type="float" office:value="166092.1875" calcext:value-type="float">
            <text:p>166092</text:p>
          </table:table-cell>
          <table:table-cell office:value-type="float" office:value="136585.9844" calcext:value-type="float">
            <text:p>136586</text:p>
          </table:table-cell>
          <table:table-cell office:value-type="float" office:value="153167.75" calcext:value-type="float">
            <text:p>153168</text:p>
          </table:table-cell>
          <table:table-cell office:value-type="float" office:value="177107.4531" calcext:value-type="float">
            <text:p>177107</text:p>
          </table:table-cell>
          <table:table-cell office:value-type="float" office:value="154389.0625" calcext:value-type="float">
            <text:p>154389</text:p>
          </table:table-cell>
          <table:table-cell office:value-type="float" office:value="169651.2813" calcext:value-type="float">
            <text:p>169651</text:p>
          </table:table-cell>
          <table:table-cell office:value-type="float" office:value="143446.8906" calcext:value-type="float">
            <text:p>143447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B44]/[.B$20]" office:value-type="percentage" office:value="4.06381120189124" calcext:value-type="percentage">
            <text:p>406%</text:p>
          </table:table-cell>
          <table:table-cell table:formula="of:=[.C44]/[.C$20]" office:value-type="percentage" office:value="3.39441095204824" calcext:value-type="percentage">
            <text:p>339%</text:p>
          </table:table-cell>
          <table:table-cell table:formula="of:=[.D44]/[.D$22]" office:value-type="percentage" office:value="2.78569824990214" calcext:value-type="percentage">
            <text:p>279%</text:p>
          </table:table-cell>
          <table:table-cell table:formula="of:=[.E44]/[.E$20]" office:value-type="percentage" office:value="3.7833896111604" calcext:value-type="percentage">
            <text:p>378%</text:p>
          </table:table-cell>
          <table:table-cell table:formula="of:=[.F44]/[.F$19]" office:value-type="percentage" office:value="3.80875155397217" calcext:value-type="percentage">
            <text:p>381%</text:p>
          </table:table-cell>
          <table:table-cell table:formula="of:=[.G44]/[.G$20]" office:value-type="percentage" office:value="3.83299739473019" calcext:value-type="percentage">
            <text:p>383%</text:p>
          </table:table-cell>
          <table:table-cell table:formula="of:=[.H44]/[.H$20]" office:value-type="percentage" office:value="3.88611780914223" calcext:value-type="percentage">
            <text:p>389%</text:p>
          </table:table-cell>
          <table:table-cell table:formula="of:=[.I44]/[.I$19]" office:value-type="percentage" office:value="2.96074257492396" calcext:value-type="percentage">
            <text:p>296%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3551.6875" calcext:value-type="float">
            <text:p>153552</text:p>
          </table:table-cell>
          <table:table-cell office:value-type="float" office:value="169234.7344" calcext:value-type="float">
            <text:p>169235</text:p>
          </table:table-cell>
          <table:table-cell office:value-type="float" office:value="139577.3281" calcext:value-type="float">
            <text:p>139577</text:p>
          </table:table-cell>
          <table:table-cell office:value-type="float" office:value="156549.5469" calcext:value-type="float">
            <text:p>156550</text:p>
          </table:table-cell>
          <table:table-cell office:value-type="float" office:value="180425.0313" calcext:value-type="float">
            <text:p>180425</text:p>
          </table:table-cell>
          <table:table-cell office:value-type="float" office:value="157376.9688" calcext:value-type="float">
            <text:p>157377</text:p>
          </table:table-cell>
          <table:table-cell office:value-type="float" office:value="172608.2813" calcext:value-type="float">
            <text:p>172608</text:p>
          </table:table-cell>
          <table:table-cell office:value-type="float" office:value="145722.8906" calcext:value-type="float">
            <text:p>145723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B45]/[.B$20]" office:value-type="percentage" office:value="4.14086331309875" calcext:value-type="percentage">
            <text:p>414%</text:p>
          </table:table-cell>
          <table:table-cell table:formula="of:=[.C45]/[.C$20]" office:value-type="percentage" office:value="3.45863489764884" calcext:value-type="percentage">
            <text:p>346%</text:p>
          </table:table-cell>
          <table:table-cell table:formula="of:=[.D45]/[.D$22]" office:value-type="percentage" office:value="2.84670729813319" calcext:value-type="percentage">
            <text:p>285%</text:p>
          </table:table-cell>
          <table:table-cell table:formula="of:=[.E45]/[.E$20]" office:value-type="percentage" office:value="3.8669232222405" calcext:value-type="percentage">
            <text:p>387%</text:p>
          </table:table-cell>
          <table:table-cell table:formula="of:=[.F45]/[.F$19]" office:value-type="percentage" office:value="3.88009711794197" calcext:value-type="percentage">
            <text:p>388%</text:p>
          </table:table-cell>
          <table:table-cell table:formula="of:=[.G45]/[.G$20]" office:value-type="percentage" office:value="3.90717776008863" calcext:value-type="percentage">
            <text:p>391%</text:p>
          </table:table-cell>
          <table:table-cell table:formula="of:=[.H45]/[.H$20]" office:value-type="percentage" office:value="3.95385234243652" calcext:value-type="percentage">
            <text:p>395%</text:p>
          </table:table-cell>
          <table:table-cell table:formula="of:=[.I45]/[.I$19]" office:value-type="percentage" office:value="3.00771919513749" calcext:value-type="percentage">
            <text:p>301%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6374.875" calcext:value-type="float">
            <text:p>156375</text:p>
          </table:table-cell>
          <table:table-cell office:value-type="float" office:value="172318" calcext:value-type="float">
            <text:p>172318</text:p>
          </table:table-cell>
          <table:table-cell office:value-type="float" office:value="141959.5625" calcext:value-type="float">
            <text:p>141960</text:p>
          </table:table-cell>
          <table:table-cell office:value-type="float" office:value="158597.3594" calcext:value-type="float">
            <text:p>158597</text:p>
          </table:table-cell>
          <table:table-cell office:value-type="float" office:value="182907.9063" calcext:value-type="float">
            <text:p>182908</text:p>
          </table:table-cell>
          <table:table-cell office:value-type="float" office:value="159801.8438" calcext:value-type="float">
            <text:p>159802</text:p>
          </table:table-cell>
          <table:table-cell office:value-type="float" office:value="174684.7813" calcext:value-type="float">
            <text:p>174685</text:p>
          </table:table-cell>
          <table:table-cell office:value-type="float" office:value="148113.2031" calcext:value-type="float">
            <text:p>148113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B46]/[.B$20]" office:value-type="percentage" office:value="4.21699685311438" calcext:value-type="percentage">
            <text:p>422%</text:p>
          </table:table-cell>
          <table:table-cell table:formula="of:=[.C46]/[.C$20]" office:value-type="percentage" office:value="3.52164731670506" calcext:value-type="percentage">
            <text:p>352%</text:p>
          </table:table-cell>
          <table:table-cell table:formula="of:=[.D46]/[.D$22]" office:value-type="percentage" office:value="2.89529344134612" calcext:value-type="percentage">
            <text:p>290%</text:p>
          </table:table-cell>
          <table:table-cell table:formula="of:=[.E46]/[.E$20]" office:value-type="percentage" office:value="3.91750614546099" calcext:value-type="percentage">
            <text:p>392%</text:p>
          </table:table-cell>
          <table:table-cell table:formula="of:=[.F46]/[.F$19]" office:value-type="percentage" office:value="3.93349212672926" calcext:value-type="percentage">
            <text:p>393%</text:p>
          </table:table-cell>
          <table:table-cell table:formula="of:=[.G46]/[.G$20]" office:value-type="percentage" office:value="3.96737981978795" calcext:value-type="percentage">
            <text:p>397%</text:p>
          </table:table-cell>
          <table:table-cell table:formula="of:=[.H46]/[.H$20]" office:value-type="percentage" office:value="4.00141769867108" calcext:value-type="percentage">
            <text:p>400%</text:p>
          </table:table-cell>
          <table:table-cell table:formula="of:=[.I46]/[.I$19]" office:value-type="percentage" office:value="3.05705522435723" calcext:value-type="percentage">
            <text:p>306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number:number-style style:name="N122">
      <number:number number:decimal-places="6" loext:min-decimal-places="6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1" loext:min-decimal-places="1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4T09:08:15.517668000</dc:date>
    <dc:creator>Bin He</dc:creator>
    <meta:editing-duration>PT17M31S</meta:editing-duration>
    <meta:editing-cycles>1</meta:editing-cycles>
    <meta:generator>LibreOffice/5.0.5.2$MacOSX_X86_64 LibreOffice_project/55b006a02d247b5f7215fc6ea0fde844b30035b3</meta:generator>
    <meta:document-statistic meta:table-count="1" meta:cell-count="7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8" chart:maximum="2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true" chart:minimum="1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one" chart:link-data-style-to-source="tru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one" chart:link-data-style-to-source="true"/>
      <style:graphic-properties svg:stroke-width="0.051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1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2cm" svg:y="0.316cm" chart:style-name="ch2">
          <text:p>∆Rn vs cycle</text:p>
        </chart:title>
        <chart:legend chart:legend-position="end" svg:x="14.197cm" svg:y="2.426cm" style:legend-expansion="high" chart:style-name="ch3"/>
        <chart:plot-area chart:style-name="ch4" table:cell-range-address="'20170913_Ex009-3_batch1_estimate_pcr_cycle.csv'.A6:'20170913_Ex009-3_batch1_estimate_pcr_cycle.csv'.I46" chart:data-source-has-labels="row" svg:x="1.312cm" svg:y="1.285cm" svg:width="12.565cm" svg:height="6.573cm">
          <chartooo:coordinate-region svg:x="2.536cm" svg:y="1.489cm" svg:width="10.772cm" svg:height="5.714cm"/>
          <chart:axis chart:dimension="x" chart:name="primary-x" chart:style-name="ch5">
            <chart:title svg:x="7.185cm" svg:y="8.039cm" chart:style-name="ch6">
              <text:p>cycle</text:p>
            </chart:title>
          </chart:axis>
          <chart:axis chart:dimension="y" chart:name="primary-y" chart:style-name="ch7">
            <chart:title svg:x="0.451cm" svg:y="4.925cm" chart:style-name="ch8">
              <text:p>∆Rn</text:p>
            </chart:title>
            <chart:grid chart:style-name="ch9" chart:class="major"/>
          </chart:axis>
          <chart:series chart:style-name="ch10" chart:values-cell-range-address="'20170913_Ex009-3_batch1_estimate_pcr_cycle.csv'.B7:'20170913_Ex009-3_batch1_estimate_pcr_cycle.csv'.B46" chart:label-cell-address="'20170913_Ex009-3_batch1_estimate_pcr_cycle.csv'.B6:'20170913_Ex009-3_batch1_estimate_pcr_cycle.csv'.B6" chart:class="chart:scatter">
            <chart:domain table:cell-range-address="'20170913_Ex009-3_batch1_estimate_pcr_cycle.csv'.A7:'20170913_Ex009-3_batch1_estimate_pcr_cycle.csv'.A46"/>
            <chart:data-point chart:repeated="40"/>
          </chart:series>
          <chart:series chart:style-name="ch11" chart:values-cell-range-address="'20170913_Ex009-3_batch1_estimate_pcr_cycle.csv'.C7:'20170913_Ex009-3_batch1_estimate_pcr_cycle.csv'.C46" chart:label-cell-address="'20170913_Ex009-3_batch1_estimate_pcr_cycle.csv'.C6:'20170913_Ex009-3_batch1_estimate_pcr_cycle.csv'.C6" chart:class="chart:scatter">
            <chart:data-point chart:repeated="40"/>
          </chart:series>
          <chart:series chart:style-name="ch12" chart:values-cell-range-address="'20170913_Ex009-3_batch1_estimate_pcr_cycle.csv'.D7:'20170913_Ex009-3_batch1_estimate_pcr_cycle.csv'.D46" chart:label-cell-address="'20170913_Ex009-3_batch1_estimate_pcr_cycle.csv'.D6:'20170913_Ex009-3_batch1_estimate_pcr_cycle.csv'.D6" chart:class="chart:scatter">
            <chart:data-point chart:repeated="40"/>
          </chart:series>
          <chart:series chart:style-name="ch13" chart:values-cell-range-address="'20170913_Ex009-3_batch1_estimate_pcr_cycle.csv'.E7:'20170913_Ex009-3_batch1_estimate_pcr_cycle.csv'.E46" chart:label-cell-address="'20170913_Ex009-3_batch1_estimate_pcr_cycle.csv'.E6:'20170913_Ex009-3_batch1_estimate_pcr_cycle.csv'.E6" chart:class="chart:scatter">
            <chart:data-point chart:repeated="40"/>
          </chart:series>
          <chart:series chart:style-name="ch14" chart:values-cell-range-address="'20170913_Ex009-3_batch1_estimate_pcr_cycle.csv'.F7:'20170913_Ex009-3_batch1_estimate_pcr_cycle.csv'.F46" chart:label-cell-address="'20170913_Ex009-3_batch1_estimate_pcr_cycle.csv'.F6:'20170913_Ex009-3_batch1_estimate_pcr_cycle.csv'.F6" chart:class="chart:scatter">
            <chart:data-point chart:repeated="40"/>
          </chart:series>
          <chart:series chart:style-name="ch15" chart:values-cell-range-address="'20170913_Ex009-3_batch1_estimate_pcr_cycle.csv'.G7:'20170913_Ex009-3_batch1_estimate_pcr_cycle.csv'.G46" chart:label-cell-address="'20170913_Ex009-3_batch1_estimate_pcr_cycle.csv'.G6:'20170913_Ex009-3_batch1_estimate_pcr_cycle.csv'.G6" chart:class="chart:scatter">
            <chart:data-point chart:repeated="40"/>
          </chart:series>
          <chart:series chart:style-name="ch16" chart:values-cell-range-address="'20170913_Ex009-3_batch1_estimate_pcr_cycle.csv'.H7:'20170913_Ex009-3_batch1_estimate_pcr_cycle.csv'.H46" chart:label-cell-address="'20170913_Ex009-3_batch1_estimate_pcr_cycle.csv'.H6:'20170913_Ex009-3_batch1_estimate_pcr_cycle.csv'.H6" chart:class="chart:scatter">
            <chart:data-point chart:repeated="40"/>
          </chart:series>
          <chart:series chart:style-name="ch17" chart:values-cell-range-address="'20170913_Ex009-3_batch1_estimate_pcr_cycle.csv'.I7:'20170913_Ex009-3_batch1_estimate_pcr_cycle.csv'.I46" chart:label-cell-address="'20170913_Ex009-3_batch1_estimate_pcr_cycle.csv'.I6:'20170913_Ex009-3_batch1_estimate_pcr_cycle.csv'.I6" chart:class="chart:scatter">
            <chart:data-point chart:repeated="4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1</text:p>
                <draw:g>
                  <svg:desc>'20170913_Ex009-3_batch1_estimate_pcr_cycle.csv'.B6:'20170913_Ex009-3_batch1_estimate_pcr_cycle.csv'.B6</svg:desc>
                </draw:g>
              </table:table-cell>
              <table:table-cell office:value-type="string">
                <text:p>B1</text:p>
                <draw:g>
                  <svg:desc>'20170913_Ex009-3_batch1_estimate_pcr_cycle.csv'.C6:'20170913_Ex009-3_batch1_estimate_pcr_cycle.csv'.C6</svg:desc>
                </draw:g>
              </table:table-cell>
              <table:table-cell office:value-type="string">
                <text:p>C1</text:p>
                <draw:g>
                  <svg:desc>'20170913_Ex009-3_batch1_estimate_pcr_cycle.csv'.D6:'20170913_Ex009-3_batch1_estimate_pcr_cycle.csv'.D6</svg:desc>
                </draw:g>
              </table:table-cell>
              <table:table-cell office:value-type="string">
                <text:p>D1</text:p>
                <draw:g>
                  <svg:desc>'20170913_Ex009-3_batch1_estimate_pcr_cycle.csv'.E6:'20170913_Ex009-3_batch1_estimate_pcr_cycle.csv'.E6</svg:desc>
                </draw:g>
              </table:table-cell>
              <table:table-cell office:value-type="string">
                <text:p>E1</text:p>
                <draw:g>
                  <svg:desc>'20170913_Ex009-3_batch1_estimate_pcr_cycle.csv'.F6:'20170913_Ex009-3_batch1_estimate_pcr_cycle.csv'.F6</svg:desc>
                </draw:g>
              </table:table-cell>
              <table:table-cell office:value-type="string">
                <text:p>F1</text:p>
                <draw:g>
                  <svg:desc>'20170913_Ex009-3_batch1_estimate_pcr_cycle.csv'.G6:'20170913_Ex009-3_batch1_estimate_pcr_cycle.csv'.G6</svg:desc>
                </draw:g>
              </table:table-cell>
              <table:table-cell office:value-type="string">
                <text:p>G1</text:p>
                <draw:g>
                  <svg:desc>'20170913_Ex009-3_batch1_estimate_pcr_cycle.csv'.H6:'20170913_Ex009-3_batch1_estimate_pcr_cycle.csv'.H6</svg:desc>
                </draw:g>
              </table:table-cell>
              <table:table-cell office:value-type="string">
                <text:p>H1</text:p>
                <draw:g>
                  <svg:desc>'20170913_Ex009-3_batch1_estimate_pcr_cycle.csv'.I6:'20170913_Ex009-3_batch1_estimate_pcr_cycle.csv'.I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20170913_Ex009-3_batch1_estimate_pcr_cycle.csv'.A7:'20170913_Ex009-3_batch1_estimate_pcr_cycle.csv'.A46</svg:desc>
                </draw:g>
              </table:table-cell>
              <table:table-cell office:value-type="float" office:value="-141.9243164">
                <text:p>-141.9243164</text:p>
                <draw:g>
                  <svg:desc>'20170913_Ex009-3_batch1_estimate_pcr_cycle.csv'.B7:'20170913_Ex009-3_batch1_estimate_pcr_cycle.csv'.B46</svg:desc>
                </draw:g>
              </table:table-cell>
              <table:table-cell office:value-type="float" office:value="-148.6679688">
                <text:p>-148.6679688</text:p>
                <draw:g>
                  <svg:desc>'20170913_Ex009-3_batch1_estimate_pcr_cycle.csv'.C7:'20170913_Ex009-3_batch1_estimate_pcr_cycle.csv'.C46</svg:desc>
                </draw:g>
              </table:table-cell>
              <table:table-cell office:value-type="float" office:value="-195.0400391">
                <text:p>-195.0400391</text:p>
                <draw:g>
                  <svg:desc>'20170913_Ex009-3_batch1_estimate_pcr_cycle.csv'.D7:'20170913_Ex009-3_batch1_estimate_pcr_cycle.csv'.D46</svg:desc>
                </draw:g>
              </table:table-cell>
              <table:table-cell office:value-type="float" office:value="-110.5141602">
                <text:p>-110.5141602</text:p>
                <draw:g>
                  <svg:desc>'20170913_Ex009-3_batch1_estimate_pcr_cycle.csv'.E7:'20170913_Ex009-3_batch1_estimate_pcr_cycle.csv'.E46</svg:desc>
                </draw:g>
              </table:table-cell>
              <table:table-cell office:value-type="float" office:value="-141.3862305">
                <text:p>-141.3862305</text:p>
                <draw:g>
                  <svg:desc>'20170913_Ex009-3_batch1_estimate_pcr_cycle.csv'.F7:'20170913_Ex009-3_batch1_estimate_pcr_cycle.csv'.F46</svg:desc>
                </draw:g>
              </table:table-cell>
              <table:table-cell office:value-type="float" office:value="-112.3071289">
                <text:p>-112.3071289</text:p>
                <draw:g>
                  <svg:desc>'20170913_Ex009-3_batch1_estimate_pcr_cycle.csv'.G7:'20170913_Ex009-3_batch1_estimate_pcr_cycle.csv'.G46</svg:desc>
                </draw:g>
              </table:table-cell>
              <table:table-cell office:value-type="float" office:value="-144.1352539">
                <text:p>-144.1352539</text:p>
                <draw:g>
                  <svg:desc>'20170913_Ex009-3_batch1_estimate_pcr_cycle.csv'.H7:'20170913_Ex009-3_batch1_estimate_pcr_cycle.csv'.H46</svg:desc>
                </draw:g>
              </table:table-cell>
              <table:table-cell office:value-type="float" office:value="-149.1738281">
                <text:p>-149.1738281</text:p>
                <draw:g>
                  <svg:desc>'20170913_Ex009-3_batch1_estimate_pcr_cycle.csv'.I7:'20170913_Ex009-3_batch1_estimate_pcr_cycle.csv'.I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1.9243164">
                <text:p>141.9243164</text:p>
              </table:table-cell>
              <table:table-cell office:value-type="float" office:value="148.6679688">
                <text:p>148.6679688</text:p>
              </table:table-cell>
              <table:table-cell office:value-type="float" office:value="195.0400391">
                <text:p>195.0400391</text:p>
              </table:table-cell>
              <table:table-cell office:value-type="float" office:value="110.5141602">
                <text:p>110.5141602</text:p>
              </table:table-cell>
              <table:table-cell office:value-type="float" office:value="141.3862305">
                <text:p>141.3862305</text:p>
              </table:table-cell>
              <table:table-cell office:value-type="float" office:value="112.3071289">
                <text:p>112.3071289</text:p>
              </table:table-cell>
              <table:table-cell office:value-type="float" office:value="144.1352539">
                <text:p>144.1352539</text:p>
              </table:table-cell>
              <table:table-cell office:value-type="float" office:value="149.1738281">
                <text:p>149.17382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92.753418">
                <text:p>392.753418</text:p>
              </table:table-cell>
              <table:table-cell office:value-type="float" office:value="354.3144531">
                <text:p>354.3144531</text:p>
              </table:table-cell>
              <table:table-cell office:value-type="float" office:value="421.046875">
                <text:p>421.046875</text:p>
              </table:table-cell>
              <table:table-cell office:value-type="float" office:value="268.7651367">
                <text:p>268.7651367</text:p>
              </table:table-cell>
              <table:table-cell office:value-type="float" office:value="323.8735352">
                <text:p>323.8735352</text:p>
              </table:table-cell>
              <table:table-cell office:value-type="float" office:value="243.9291992">
                <text:p>243.9291992</text:p>
              </table:table-cell>
              <table:table-cell office:value-type="float" office:value="354.059082">
                <text:p>354.059082</text:p>
              </table:table-cell>
              <table:table-cell office:value-type="float" office:value="328.8681641">
                <text:p>328.86816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99.0229492">
                <text:p>499.0229492</text:p>
              </table:table-cell>
              <table:table-cell office:value-type="float" office:value="519.2490234">
                <text:p>519.2490234</text:p>
              </table:table-cell>
              <table:table-cell office:value-type="float" office:value="575.5185547">
                <text:p>575.5185547</text:p>
              </table:table-cell>
              <table:table-cell office:value-type="float" office:value="408.9672852">
                <text:p>408.9672852</text:p>
              </table:table-cell>
              <table:table-cell office:value-type="float" office:value="602.1381836">
                <text:p>602.1381836</text:p>
              </table:table-cell>
              <table:table-cell office:value-type="float" office:value="418.9194336">
                <text:p>418.9194336</text:p>
              </table:table-cell>
              <table:table-cell office:value-type="float" office:value="424.402832">
                <text:p>424.402832</text:p>
              </table:table-cell>
              <table:table-cell office:value-type="float" office:value="641.9511719">
                <text:p>641.95117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32.4106445">
                <text:p>732.4106445</text:p>
              </table:table-cell>
              <table:table-cell office:value-type="float" office:value="713.3818359">
                <text:p>713.3818359</text:p>
              </table:table-cell>
              <table:table-cell office:value-type="float" office:value="749.0224609">
                <text:p>749.0224609</text:p>
              </table:table-cell>
              <table:table-cell office:value-type="float" office:value="579.168457">
                <text:p>579.168457</text:p>
              </table:table-cell>
              <table:table-cell office:value-type="float" office:value="884.4506836">
                <text:p>884.4506836</text:p>
              </table:table-cell>
              <table:table-cell office:value-type="float" office:value="584.1772461">
                <text:p>584.1772461</text:p>
              </table:table-cell>
              <table:table-cell office:value-type="float" office:value="644.0151367">
                <text:p>644.0151367</text:p>
              </table:table-cell>
              <table:table-cell office:value-type="float" office:value="960.1152344">
                <text:p>960.11523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72.4956055">
                <text:p>972.4956055</text:p>
              </table:table-cell>
              <table:table-cell office:value-type="float" office:value="1043.185547">
                <text:p>1043.185547</text:p>
              </table:table-cell>
              <table:table-cell office:value-type="float" office:value="935.8203125">
                <text:p>935.8203125</text:p>
              </table:table-cell>
              <table:table-cell office:value-type="float" office:value="834.5239258">
                <text:p>834.5239258</text:p>
              </table:table-cell>
              <table:table-cell office:value-type="float" office:value="1342.398926">
                <text:p>1342.398926</text:p>
              </table:table-cell>
              <table:table-cell office:value-type="float" office:value="801.8579102">
                <text:p>801.8579102</text:p>
              </table:table-cell>
              <table:table-cell office:value-type="float" office:value="949.1274414">
                <text:p>949.1274414</text:p>
              </table:table-cell>
              <table:table-cell office:value-type="float" office:value="1575.644531">
                <text:p>1575.6445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398.628418">
                <text:p>1398.628418</text:p>
              </table:table-cell>
              <table:table-cell office:value-type="float" office:value="1526.023438">
                <text:p>1526.023438</text:p>
              </table:table-cell>
              <table:table-cell office:value-type="float" office:value="1108.884766">
                <text:p>1108.884766</text:p>
              </table:table-cell>
              <table:table-cell office:value-type="float" office:value="1314.987793">
                <text:p>1314.987793</text:p>
              </table:table-cell>
              <table:table-cell office:value-type="float" office:value="2178.374512">
                <text:p>2178.374512</text:p>
              </table:table-cell>
              <table:table-cell office:value-type="float" office:value="1144.900879">
                <text:p>1144.900879</text:p>
              </table:table-cell>
              <table:table-cell office:value-type="float" office:value="1333.381348">
                <text:p>1333.381348</text:p>
              </table:table-cell>
              <table:table-cell office:value-type="float" office:value="2630.042969">
                <text:p>2630.0429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173.247559">
                <text:p>2173.247559</text:p>
              </table:table-cell>
              <table:table-cell office:value-type="float" office:value="2516.525391">
                <text:p>2516.525391</text:p>
              </table:table-cell>
              <table:table-cell office:value-type="float" office:value="1586.287109">
                <text:p>1586.287109</text:p>
              </table:table-cell>
              <table:table-cell office:value-type="float" office:value="2149.368652">
                <text:p>2149.368652</text:p>
              </table:table-cell>
              <table:table-cell office:value-type="float" office:value="3804.478027">
                <text:p>3804.478027</text:p>
              </table:table-cell>
              <table:table-cell office:value-type="float" office:value="1842.424316">
                <text:p>1842.424316</text:p>
              </table:table-cell>
              <table:table-cell office:value-type="float" office:value="2163.422363">
                <text:p>2163.422363</text:p>
              </table:table-cell>
              <table:table-cell office:value-type="float" office:value="4651.098633">
                <text:p>4651.0986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588.04834">
                <text:p>3588.04834</text:p>
              </table:table-cell>
              <table:table-cell office:value-type="float" office:value="4164.301758">
                <text:p>4164.301758</text:p>
              </table:table-cell>
              <table:table-cell office:value-type="float" office:value="2102.117188">
                <text:p>2102.117188</text:p>
              </table:table-cell>
              <table:table-cell office:value-type="float" office:value="3563.116699">
                <text:p>3563.116699</text:p>
              </table:table-cell>
              <table:table-cell office:value-type="float" office:value="6639.094238">
                <text:p>6639.094238</text:p>
              </table:table-cell>
              <table:table-cell office:value-type="float" office:value="3087.553223">
                <text:p>3087.553223</text:p>
              </table:table-cell>
              <table:table-cell office:value-type="float" office:value="3679.217285">
                <text:p>3679.217285</text:p>
              </table:table-cell>
              <table:table-cell office:value-type="float" office:value="8020.388672">
                <text:p>8020.3886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142.186035">
                <text:p>6142.186035</text:p>
              </table:table-cell>
              <table:table-cell office:value-type="float" office:value="7370.908203">
                <text:p>7370.908203</text:p>
              </table:table-cell>
              <table:table-cell office:value-type="float" office:value="3285.660156">
                <text:p>3285.660156</text:p>
              </table:table-cell>
              <table:table-cell office:value-type="float" office:value="6287.431152">
                <text:p>6287.431152</text:p>
              </table:table-cell>
              <table:table-cell office:value-type="float" office:value="11728.85156">
                <text:p>11728.85156</text:p>
              </table:table-cell>
              <table:table-cell office:value-type="float" office:value="5301.189941">
                <text:p>5301.189941</text:p>
              </table:table-cell>
              <table:table-cell office:value-type="float" office:value="6392.187988">
                <text:p>6392.187988</text:p>
              </table:table-cell>
              <table:table-cell office:value-type="float" office:value="14134.25195">
                <text:p>14134.251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630.41602">
                <text:p>10630.41602</text:p>
              </table:table-cell>
              <table:table-cell office:value-type="float" office:value="12868.09766">
                <text:p>12868.09766</text:p>
              </table:table-cell>
              <table:table-cell office:value-type="float" office:value="5261.056641">
                <text:p>5261.056641</text:p>
              </table:table-cell>
              <table:table-cell office:value-type="float" office:value="11031.2832">
                <text:p>11031.2832</text:p>
              </table:table-cell>
              <table:table-cell office:value-type="float" office:value="20181.56641">
                <text:p>20181.56641</text:p>
              </table:table-cell>
              <table:table-cell office:value-type="float" office:value="9335.761719">
                <text:p>9335.761719</text:p>
              </table:table-cell>
              <table:table-cell office:value-type="float" office:value="11262.95313">
                <text:p>11262.95313</text:p>
              </table:table-cell>
              <table:table-cell office:value-type="float" office:value="23836.31445">
                <text:p>23836.314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7729.89063">
                <text:p>17729.89063</text:p>
              </table:table-cell>
              <table:table-cell office:value-type="float" office:value="22029.93164">
                <text:p>22029.93164</text:p>
              </table:table-cell>
              <table:table-cell office:value-type="float" office:value="9018.339844">
                <text:p>9018.339844</text:p>
              </table:table-cell>
              <table:table-cell office:value-type="float" office:value="18788.70313">
                <text:p>18788.70313</text:p>
              </table:table-cell>
              <table:table-cell office:value-type="float" office:value="32490.96875">
                <text:p>32490.96875</text:p>
              </table:table-cell>
              <table:table-cell office:value-type="float" office:value="16440.07227">
                <text:p>16440.07227</text:p>
              </table:table-cell>
              <table:table-cell office:value-type="float" office:value="19480.30469">
                <text:p>19480.30469</text:p>
              </table:table-cell>
              <table:table-cell office:value-type="float" office:value="36009.65625">
                <text:p>36009.65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7483.34766">
                <text:p>27483.34766</text:p>
              </table:table-cell>
              <table:table-cell office:value-type="float" office:value="35298.43359">
                <text:p>35298.43359</text:p>
              </table:table-cell>
              <table:table-cell office:value-type="float" office:value="15585.05078">
                <text:p>15585.05078</text:p>
              </table:table-cell>
              <table:table-cell office:value-type="float" office:value="29529.95703">
                <text:p>29529.95703</text:p>
              </table:table-cell>
              <table:table-cell office:value-type="float" office:value="46500.13281">
                <text:p>46500.13281</text:p>
              </table:table-cell>
              <table:table-cell office:value-type="float" office:value="27431.91992">
                <text:p>27431.91992</text:p>
              </table:table-cell>
              <table:table-cell office:value-type="float" office:value="31202.01953">
                <text:p>31202.01953</text:p>
              </table:table-cell>
              <table:table-cell office:value-type="float" office:value="48449.63281">
                <text:p>48449.632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7082.04688">
                <text:p>37082.04688</text:p>
              </table:table-cell>
              <table:table-cell office:value-type="float" office:value="48931.07813">
                <text:p>48931.07813</text:p>
              </table:table-cell>
              <table:table-cell office:value-type="float" office:value="25549.95703">
                <text:p>25549.95703</text:p>
              </table:table-cell>
              <table:table-cell office:value-type="float" office:value="40484.26563">
                <text:p>40484.26563</text:p>
              </table:table-cell>
              <table:table-cell office:value-type="float" office:value="58127.79688">
                <text:p>58127.79688</text:p>
              </table:table-cell>
              <table:table-cell office:value-type="float" office:value="40278.9375">
                <text:p>40278.9375</text:p>
              </table:table-cell>
              <table:table-cell office:value-type="float" office:value="43655.72266">
                <text:p>43655.72266</text:p>
              </table:table-cell>
              <table:table-cell office:value-type="float" office:value="58016.25">
                <text:p>58016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5483.00781">
                <text:p>45483.00781</text:p>
              </table:table-cell>
              <table:table-cell office:value-type="float" office:value="61159.75781">
                <text:p>61159.75781</text:p>
              </table:table-cell>
              <table:table-cell office:value-type="float" office:value="37697.58594">
                <text:p>37697.58594</text:p>
              </table:table-cell>
              <table:table-cell office:value-type="float" office:value="49863.56641">
                <text:p>49863.56641</text:p>
              </table:table-cell>
              <table:table-cell office:value-type="float" office:value="67471.28125">
                <text:p>67471.28125</text:p>
              </table:table-cell>
              <table:table-cell office:value-type="float" office:value="52112.66016">
                <text:p>52112.66016</text:p>
              </table:table-cell>
              <table:table-cell office:value-type="float" office:value="54095.46094">
                <text:p>54095.46094</text:p>
              </table:table-cell>
              <table:table-cell office:value-type="float" office:value="65897.92188">
                <text:p>65897.921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2337.08984">
                <text:p>52337.08984</text:p>
              </table:table-cell>
              <table:table-cell office:value-type="float" office:value="70718.22656">
                <text:p>70718.22656</text:p>
              </table:table-cell>
              <table:table-cell office:value-type="float" office:value="49031.14844">
                <text:p>49031.14844</text:p>
              </table:table-cell>
              <table:table-cell office:value-type="float" office:value="57625.61719">
                <text:p>57625.61719</text:p>
              </table:table-cell>
              <table:table-cell office:value-type="float" office:value="75772.17969">
                <text:p>75772.17969</text:p>
              </table:table-cell>
              <table:table-cell office:value-type="float" office:value="61698.84375">
                <text:p>61698.84375</text:p>
              </table:table-cell>
              <table:table-cell office:value-type="float" office:value="62817.25391">
                <text:p>62817.25391</text:p>
              </table:table-cell>
              <table:table-cell office:value-type="float" office:value="72643.21094">
                <text:p>72643.210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8229.71484">
                <text:p>58229.71484</text:p>
              </table:table-cell>
              <table:table-cell office:value-type="float" office:value="78314.07031">
                <text:p>78314.07031</text:p>
              </table:table-cell>
              <table:table-cell office:value-type="float" office:value="57445.24219">
                <text:p>57445.24219</text:p>
              </table:table-cell>
              <table:table-cell office:value-type="float" office:value="63945.80469">
                <text:p>63945.80469</text:p>
              </table:table-cell>
              <table:table-cell office:value-type="float" office:value="82437.17188">
                <text:p>82437.17188</text:p>
              </table:table-cell>
              <table:table-cell office:value-type="float" office:value="68996.19531">
                <text:p>68996.19531</text:p>
              </table:table-cell>
              <table:table-cell office:value-type="float" office:value="69670.02344">
                <text:p>69670.02344</text:p>
              </table:table-cell>
              <table:table-cell office:value-type="float" office:value="78495.10938">
                <text:p>78495.109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63663.31641">
                <text:p>63663.31641</text:p>
              </table:table-cell>
              <table:table-cell office:value-type="float" office:value="85158.60156">
                <text:p>85158.60156</text:p>
              </table:table-cell>
              <table:table-cell office:value-type="float" office:value="64412.17188">
                <text:p>64412.17188</text:p>
              </table:table-cell>
              <table:table-cell office:value-type="float" office:value="69674.25781">
                <text:p>69674.25781</text:p>
              </table:table-cell>
              <table:table-cell office:value-type="float" office:value="88994.85156">
                <text:p>88994.85156</text:p>
              </table:table-cell>
              <table:table-cell office:value-type="float" office:value="75489.1875">
                <text:p>75489.1875</text:p>
              </table:table-cell>
              <table:table-cell office:value-type="float" office:value="76128.13281">
                <text:p>76128.13281</text:p>
              </table:table-cell>
              <table:table-cell office:value-type="float" office:value="83896.99219">
                <text:p>83896.992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69003.53125">
                <text:p>69003.53125</text:p>
              </table:table-cell>
              <table:table-cell office:value-type="float" office:value="91130.09375">
                <text:p>91130.09375</text:p>
              </table:table-cell>
              <table:table-cell office:value-type="float" office:value="70354.89844">
                <text:p>70354.89844</text:p>
              </table:table-cell>
              <table:table-cell office:value-type="float" office:value="75350.9375">
                <text:p>75350.9375</text:p>
              </table:table-cell>
              <table:table-cell office:value-type="float" office:value="95127.71875">
                <text:p>95127.71875</text:p>
              </table:table-cell>
              <table:table-cell office:value-type="float" office:value="81137.79688">
                <text:p>81137.79688</text:p>
              </table:table-cell>
              <table:table-cell office:value-type="float" office:value="82396.00781">
                <text:p>82396.00781</text:p>
              </table:table-cell>
              <table:table-cell office:value-type="float" office:value="88852.45313">
                <text:p>88852.453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74216.85938">
                <text:p>74216.85938</text:p>
              </table:table-cell>
              <table:table-cell office:value-type="float" office:value="97239.21875">
                <text:p>97239.21875</text:p>
              </table:table-cell>
              <table:table-cell office:value-type="float" office:value="76053.5">
                <text:p>76053.5</text:p>
              </table:table-cell>
              <table:table-cell office:value-type="float" office:value="81017.6875">
                <text:p>81017.6875</text:p>
              </table:table-cell>
              <table:table-cell office:value-type="float" office:value="101098.5938">
                <text:p>101098.5938</text:p>
              </table:table-cell>
              <table:table-cell office:value-type="float" office:value="86702.3125">
                <text:p>86702.3125</text:p>
              </table:table-cell>
              <table:table-cell office:value-type="float" office:value="88614.0625">
                <text:p>88614.0625</text:p>
              </table:table-cell>
              <table:table-cell office:value-type="float" office:value="94035.98438">
                <text:p>94035.984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79035.99219">
                <text:p>79035.99219</text:p>
              </table:table-cell>
              <table:table-cell office:value-type="float" office:value="102225.4375">
                <text:p>102225.4375</text:p>
              </table:table-cell>
              <table:table-cell office:value-type="float" office:value="80412.85938">
                <text:p>80412.85938</text:p>
              </table:table-cell>
              <table:table-cell office:value-type="float" office:value="85956.6875">
                <text:p>85956.6875</text:p>
              </table:table-cell>
              <table:table-cell office:value-type="float" office:value="106337.0781">
                <text:p>106337.0781</text:p>
              </table:table-cell>
              <table:table-cell office:value-type="float" office:value="91430.32813">
                <text:p>91430.32813</text:p>
              </table:table-cell>
              <table:table-cell office:value-type="float" office:value="93951.47656">
                <text:p>93951.47656</text:p>
              </table:table-cell>
              <table:table-cell office:value-type="float" office:value="98215.94531">
                <text:p>98215.945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84006.77344">
                <text:p>84006.77344</text:p>
              </table:table-cell>
              <table:table-cell office:value-type="float" office:value="107044">
                <text:p>107044</text:p>
              </table:table-cell>
              <table:table-cell office:value-type="float" office:value="84680.66406">
                <text:p>84680.66406</text:p>
              </table:table-cell>
              <table:table-cell office:value-type="float" office:value="90648.94531">
                <text:p>90648.94531</text:p>
              </table:table-cell>
              <table:table-cell office:value-type="float" office:value="111511.4844">
                <text:p>111511.4844</text:p>
              </table:table-cell>
              <table:table-cell office:value-type="float" office:value="96312.60156">
                <text:p>96312.60156</text:p>
              </table:table-cell>
              <table:table-cell office:value-type="float" office:value="99697.76563">
                <text:p>99697.76563</text:p>
              </table:table-cell>
              <table:table-cell office:value-type="float" office:value="102057.1406">
                <text:p>102057.14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89102.13281">
                <text:p>89102.13281</text:p>
              </table:table-cell>
              <table:table-cell office:value-type="float" office:value="111504.0391">
                <text:p>111504.0391</text:p>
              </table:table-cell>
              <table:table-cell office:value-type="float" office:value="88879.35938">
                <text:p>88879.35938</text:p>
              </table:table-cell>
              <table:table-cell office:value-type="float" office:value="95544.28906">
                <text:p>95544.28906</text:p>
              </table:table-cell>
              <table:table-cell office:value-type="float" office:value="116477.4531">
                <text:p>116477.4531</text:p>
              </table:table-cell>
              <table:table-cell office:value-type="float" office:value="100665.1172">
                <text:p>100665.1172</text:p>
              </table:table-cell>
              <table:table-cell office:value-type="float" office:value="105386.5859">
                <text:p>105386.5859</text:p>
              </table:table-cell>
              <table:table-cell office:value-type="float" office:value="105770.2188">
                <text:p>105770.21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94141.78906">
                <text:p>94141.78906</text:p>
              </table:table-cell>
              <table:table-cell office:value-type="float" office:value="116064.9063">
                <text:p>116064.9063</text:p>
              </table:table-cell>
              <table:table-cell office:value-type="float" office:value="93020.74219">
                <text:p>93020.74219</text:p>
              </table:table-cell>
              <table:table-cell office:value-type="float" office:value="100085.1797">
                <text:p>100085.1797</text:p>
              </table:table-cell>
              <table:table-cell office:value-type="float" office:value="121436">
                <text:p>121436</text:p>
              </table:table-cell>
              <table:table-cell office:value-type="float" office:value="105240.4063">
                <text:p>105240.4063</text:p>
              </table:table-cell>
              <table:table-cell office:value-type="float" office:value="110574.7109">
                <text:p>110574.7109</text:p>
              </table:table-cell>
              <table:table-cell office:value-type="float" office:value="109393.4141">
                <text:p>109393.41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98669.94531">
                <text:p>98669.94531</text:p>
              </table:table-cell>
              <table:table-cell office:value-type="float" office:value="120010.7344">
                <text:p>120010.7344</text:p>
              </table:table-cell>
              <table:table-cell office:value-type="float" office:value="96124.84375">
                <text:p>96124.84375</text:p>
              </table:table-cell>
              <table:table-cell office:value-type="float" office:value="104283.4297">
                <text:p>104283.4297</text:p>
              </table:table-cell>
              <table:table-cell office:value-type="float" office:value="126047.6563">
                <text:p>126047.6563</text:p>
              </table:table-cell>
              <table:table-cell office:value-type="float" office:value="108778.4688">
                <text:p>108778.4688</text:p>
              </table:table-cell>
              <table:table-cell office:value-type="float" office:value="115314.8672">
                <text:p>115314.8672</text:p>
              </table:table-cell>
              <table:table-cell office:value-type="float" office:value="112034.2656">
                <text:p>112034.26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04262.875">
                <text:p>104262.875</text:p>
              </table:table-cell>
              <table:table-cell office:value-type="float" office:value="125038.5938">
                <text:p>125038.5938</text:p>
              </table:table-cell>
              <table:table-cell office:value-type="float" office:value="100609.7031">
                <text:p>100609.7031</text:p>
              </table:table-cell>
              <table:table-cell office:value-type="float" office:value="109550.5078">
                <text:p>109550.5078</text:p>
              </table:table-cell>
              <table:table-cell office:value-type="float" office:value="131271.4063">
                <text:p>131271.4063</text:p>
              </table:table-cell>
              <table:table-cell office:value-type="float" office:value="113630.9375">
                <text:p>113630.9375</text:p>
              </table:table-cell>
              <table:table-cell office:value-type="float" office:value="121276.9141">
                <text:p>121276.9141</text:p>
              </table:table-cell>
              <table:table-cell office:value-type="float" office:value="115958.3438">
                <text:p>115958.34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09068.9063">
                <text:p>109068.9063</text:p>
              </table:table-cell>
              <table:table-cell office:value-type="float" office:value="128841.5625">
                <text:p>128841.5625</text:p>
              </table:table-cell>
              <table:table-cell office:value-type="float" office:value="104157.9688">
                <text:p>104157.9688</text:p>
              </table:table-cell>
              <table:table-cell office:value-type="float" office:value="114005.5078">
                <text:p>114005.5078</text:p>
              </table:table-cell>
              <table:table-cell office:value-type="float" office:value="135948.8594">
                <text:p>135948.8594</text:p>
              </table:table-cell>
              <table:table-cell office:value-type="float" office:value="117310.4766">
                <text:p>117310.4766</text:p>
              </table:table-cell>
              <table:table-cell office:value-type="float" office:value="126140.0703">
                <text:p>126140.0703</text:p>
              </table:table-cell>
              <table:table-cell office:value-type="float" office:value="118582.4375">
                <text:p>118582.43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13728.7891">
                <text:p>113728.7891</text:p>
              </table:table-cell>
              <table:table-cell office:value-type="float" office:value="132531.4063">
                <text:p>132531.4063</text:p>
              </table:table-cell>
              <table:table-cell office:value-type="float" office:value="106913.4688">
                <text:p>106913.4688</text:p>
              </table:table-cell>
              <table:table-cell office:value-type="float" office:value="118056.1797">
                <text:p>118056.1797</text:p>
              </table:table-cell>
              <table:table-cell office:value-type="float" office:value="140397.625">
                <text:p>140397.625</text:p>
              </table:table-cell>
              <table:table-cell office:value-type="float" office:value="121215.5938">
                <text:p>121215.5938</text:p>
              </table:table-cell>
              <table:table-cell office:value-type="float" office:value="131180.7969">
                <text:p>131180.7969</text:p>
              </table:table-cell>
              <table:table-cell office:value-type="float" office:value="121038.2344">
                <text:p>121038.23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18244.3594">
                <text:p>118244.3594</text:p>
              </table:table-cell>
              <table:table-cell office:value-type="float" office:value="136936.9063">
                <text:p>136936.9063</text:p>
              </table:table-cell>
              <table:table-cell office:value-type="float" office:value="110375.7969">
                <text:p>110375.7969</text:p>
              </table:table-cell>
              <table:table-cell office:value-type="float" office:value="122473.8828">
                <text:p>122473.8828</text:p>
              </table:table-cell>
              <table:table-cell office:value-type="float" office:value="145510.7813">
                <text:p>145510.7813</text:p>
              </table:table-cell>
              <table:table-cell office:value-type="float" office:value="125558.875">
                <text:p>125558.875</text:p>
              </table:table-cell>
              <table:table-cell office:value-type="float" office:value="136205.6875">
                <text:p>136205.6875</text:p>
              </table:table-cell>
              <table:table-cell office:value-type="float" office:value="124155.375">
                <text:p>124155.3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22963.2422">
                <text:p>122963.2422</text:p>
              </table:table-cell>
              <table:table-cell office:value-type="float" office:value="140309.0625">
                <text:p>140309.0625</text:p>
              </table:table-cell>
              <table:table-cell office:value-type="float" office:value="114074.4219">
                <text:p>114074.4219</text:p>
              </table:table-cell>
              <table:table-cell office:value-type="float" office:value="126456.2734">
                <text:p>126456.2734</text:p>
              </table:table-cell>
              <table:table-cell office:value-type="float" office:value="149939.4531">
                <text:p>149939.4531</text:p>
              </table:table-cell>
              <table:table-cell office:value-type="float" office:value="129264.5625">
                <text:p>129264.5625</text:p>
              </table:table-cell>
              <table:table-cell office:value-type="float" office:value="140950.0938">
                <text:p>140950.0938</text:p>
              </table:table-cell>
              <table:table-cell office:value-type="float" office:value="126504.7656">
                <text:p>126504.76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27444.5234">
                <text:p>127444.5234</text:p>
              </table:table-cell>
              <table:table-cell office:value-type="float" office:value="143904.4063">
                <text:p>143904.4063</text:p>
              </table:table-cell>
              <table:table-cell office:value-type="float" office:value="116687.9141">
                <text:p>116687.9141</text:p>
              </table:table-cell>
              <table:table-cell office:value-type="float" office:value="130451.3047">
                <text:p>130451.3047</text:p>
              </table:table-cell>
              <table:table-cell office:value-type="float" office:value="153756.8906">
                <text:p>153756.8906</text:p>
              </table:table-cell>
              <table:table-cell office:value-type="float" office:value="132380.3125">
                <text:p>132380.3125</text:p>
              </table:table-cell>
              <table:table-cell office:value-type="float" office:value="144707.3438">
                <text:p>144707.3438</text:p>
              </table:table-cell>
              <table:table-cell office:value-type="float" office:value="128900.5469">
                <text:p>128900.54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31487.6563">
                <text:p>131487.6563</text:p>
              </table:table-cell>
              <table:table-cell office:value-type="float" office:value="147828.8125">
                <text:p>147828.8125</text:p>
              </table:table-cell>
              <table:table-cell office:value-type="float" office:value="120255.5">
                <text:p>120255.5</text:p>
              </table:table-cell>
              <table:table-cell office:value-type="float" office:value="134580.1094">
                <text:p>134580.1094</text:p>
              </table:table-cell>
              <table:table-cell office:value-type="float" office:value="157882.9375">
                <text:p>157882.9375</text:p>
              </table:table-cell>
              <table:table-cell office:value-type="float" office:value="136291.0938">
                <text:p>136291.0938</text:p>
              </table:table-cell>
              <table:table-cell office:value-type="float" office:value="149468.2031">
                <text:p>149468.2031</text:p>
              </table:table-cell>
              <table:table-cell office:value-type="float" office:value="130973.1875">
                <text:p>130973.18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35362.9375">
                <text:p>135362.9375</text:p>
              </table:table-cell>
              <table:table-cell office:value-type="float" office:value="151505.5781">
                <text:p>151505.5781</text:p>
              </table:table-cell>
              <table:table-cell office:value-type="float" office:value="123109.0469">
                <text:p>123109.0469</text:p>
              </table:table-cell>
              <table:table-cell office:value-type="float" office:value="137948.7031">
                <text:p>137948.7031</text:p>
              </table:table-cell>
              <table:table-cell office:value-type="float" office:value="161510.4063">
                <text:p>161510.4063</text:p>
              </table:table-cell>
              <table:table-cell office:value-type="float" office:value="139653.9844">
                <text:p>139653.9844</text:p>
              </table:table-cell>
              <table:table-cell office:value-type="float" office:value="153745.3594">
                <text:p>153745.3594</text:p>
              </table:table-cell>
              <table:table-cell office:value-type="float" office:value="133174.2813">
                <text:p>133174.28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39114.4688">
                <text:p>139114.4688</text:p>
              </table:table-cell>
              <table:table-cell office:value-type="float" office:value="154974.25">
                <text:p>154974.25</text:p>
              </table:table-cell>
              <table:table-cell office:value-type="float" office:value="126107.2344">
                <text:p>126107.2344</text:p>
              </table:table-cell>
              <table:table-cell office:value-type="float" office:value="140996.9063">
                <text:p>140996.9063</text:p>
              </table:table-cell>
              <table:table-cell office:value-type="float" office:value="164824.9375">
                <text:p>164824.9375</text:p>
              </table:table-cell>
              <table:table-cell office:value-type="float" office:value="142827.3594">
                <text:p>142827.3594</text:p>
              </table:table-cell>
              <table:table-cell office:value-type="float" office:value="157114.1719">
                <text:p>157114.1719</text:p>
              </table:table-cell>
              <table:table-cell office:value-type="float" office:value="135289.8906">
                <text:p>135289.89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42440.2188">
                <text:p>142440.2188</text:p>
              </table:table-cell>
              <table:table-cell office:value-type="float" office:value="157439.7969">
                <text:p>157439.7969</text:p>
              </table:table-cell>
              <table:table-cell office:value-type="float" office:value="128433.75">
                <text:p>128433.75</text:p>
              </table:table-cell>
              <table:table-cell office:value-type="float" office:value="144119.8594">
                <text:p>144119.8594</text:p>
              </table:table-cell>
              <table:table-cell office:value-type="float" office:value="167945.0469">
                <text:p>167945.0469</text:p>
              </table:table-cell>
              <table:table-cell office:value-type="float" office:value="146107.2813">
                <text:p>146107.2813</text:p>
              </table:table-cell>
              <table:table-cell office:value-type="float" office:value="160874.5938">
                <text:p>160874.5938</text:p>
              </table:table-cell>
              <table:table-cell office:value-type="float" office:value="137561.4844">
                <text:p>137561.48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45220.3906">
                <text:p>145220.3906</text:p>
              </table:table-cell>
              <table:table-cell office:value-type="float" office:value="160551.6875">
                <text:p>160551.6875</text:p>
              </table:table-cell>
              <table:table-cell office:value-type="float" office:value="131454.3594">
                <text:p>131454.3594</text:p>
              </table:table-cell>
              <table:table-cell office:value-type="float" office:value="147101.9063">
                <text:p>147101.9063</text:p>
              </table:table-cell>
              <table:table-cell office:value-type="float" office:value="171432.9063">
                <text:p>171432.9063</text:p>
              </table:table-cell>
              <table:table-cell office:value-type="float" office:value="149263.5">
                <text:p>149263.5</text:p>
              </table:table-cell>
              <table:table-cell office:value-type="float" office:value="164014.4375">
                <text:p>164014.4375</text:p>
              </table:table-cell>
              <table:table-cell office:value-type="float" office:value="139751.6094">
                <text:p>139751.60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48409.6875">
                <text:p>148409.6875</text:p>
              </table:table-cell>
              <table:table-cell office:value-type="float" office:value="163627.5313">
                <text:p>163627.5313</text:p>
              </table:table-cell>
              <table:table-cell office:value-type="float" office:value="134143.2031">
                <text:p>134143.2031</text:p>
              </table:table-cell>
              <table:table-cell office:value-type="float" office:value="150609.6406">
                <text:p>150609.6406</text:p>
              </table:table-cell>
              <table:table-cell office:value-type="float" office:value="174481.5">
                <text:p>174481.5</text:p>
              </table:table-cell>
              <table:table-cell office:value-type="float" office:value="152152.0625">
                <text:p>152152.0625</text:p>
              </table:table-cell>
              <table:table-cell office:value-type="float" office:value="167254.9531">
                <text:p>167254.9531</text:p>
              </table:table-cell>
              <table:table-cell office:value-type="float" office:value="141813.5156">
                <text:p>141813.51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50694.4375">
                <text:p>150694.4375</text:p>
              </table:table-cell>
              <table:table-cell office:value-type="float" office:value="166092.1875">
                <text:p>166092.1875</text:p>
              </table:table-cell>
              <table:table-cell office:value-type="float" office:value="136585.9844">
                <text:p>136585.9844</text:p>
              </table:table-cell>
              <table:table-cell office:value-type="float" office:value="153167.75">
                <text:p>153167.75</text:p>
              </table:table-cell>
              <table:table-cell office:value-type="float" office:value="177107.4531">
                <text:p>177107.4531</text:p>
              </table:table-cell>
              <table:table-cell office:value-type="float" office:value="154389.0625">
                <text:p>154389.0625</text:p>
              </table:table-cell>
              <table:table-cell office:value-type="float" office:value="169651.2813">
                <text:p>169651.2813</text:p>
              </table:table-cell>
              <table:table-cell office:value-type="float" office:value="143446.8906">
                <text:p>143446.89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53551.6875">
                <text:p>153551.6875</text:p>
              </table:table-cell>
              <table:table-cell office:value-type="float" office:value="169234.7344">
                <text:p>169234.7344</text:p>
              </table:table-cell>
              <table:table-cell office:value-type="float" office:value="139577.3281">
                <text:p>139577.3281</text:p>
              </table:table-cell>
              <table:table-cell office:value-type="float" office:value="156549.5469">
                <text:p>156549.5469</text:p>
              </table:table-cell>
              <table:table-cell office:value-type="float" office:value="180425.0313">
                <text:p>180425.0313</text:p>
              </table:table-cell>
              <table:table-cell office:value-type="float" office:value="157376.9688">
                <text:p>157376.9688</text:p>
              </table:table-cell>
              <table:table-cell office:value-type="float" office:value="172608.2813">
                <text:p>172608.2813</text:p>
              </table:table-cell>
              <table:table-cell office:value-type="float" office:value="145722.8906">
                <text:p>145722.89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56374.875">
                <text:p>156374.875</text:p>
              </table:table-cell>
              <table:table-cell office:value-type="float" office:value="172318">
                <text:p>172318</text:p>
              </table:table-cell>
              <table:table-cell office:value-type="float" office:value="141959.5625">
                <text:p>141959.5625</text:p>
              </table:table-cell>
              <table:table-cell office:value-type="float" office:value="158597.3594">
                <text:p>158597.3594</text:p>
              </table:table-cell>
              <table:table-cell office:value-type="float" office:value="182907.9063">
                <text:p>182907.9063</text:p>
              </table:table-cell>
              <table:table-cell office:value-type="float" office:value="159801.8438">
                <text:p>159801.8438</text:p>
              </table:table-cell>
              <table:table-cell office:value-type="float" office:value="174684.7813">
                <text:p>174684.7813</text:p>
              </table:table-cell>
              <table:table-cell office:value-type="float" office:value="148113.2031">
                <text:p>148113.20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MacOSX_X86_64 LibreOffice_project/55b006a02d247b5f7215fc6ea0fde844b30035b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